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8000000B8A2036D7CA37978F4.gif" manifest:media-type="image/gif"/>
  <manifest:file-entry manifest:full-path="Pictures/100000010000008F0000009096D8E4C10FDEE090.png" manifest:media-type="image/png"/>
  <manifest:file-entry manifest:full-path="Pictures/1000000100000098000000ABE2F5DB4DCB7FF1A8.png" manifest:media-type="image/png"/>
  <manifest:file-entry manifest:full-path="Pictures/10000001000001F4000001F483455F0C94363357.gif" manifest:media-type="image/gif"/>
  <manifest:file-entry manifest:full-path="Pictures/10000000000000C800000024099EFC7671446DEC.png" manifest:media-type="image/png"/>
  <manifest:file-entry manifest:full-path="Pictures/10000001000000E900000109E23CDE391AF2D462.png" manifest:media-type="image/png"/>
  <manifest:file-entry manifest:full-path="Pictures/100000010000015A00000163FA295BF43B9799CA.png" manifest:media-type="image/png"/>
  <manifest:file-entry manifest:full-path="Pictures/10000000000001F4000000649AB04DEAF31B4F4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Gill Sans Light1" svg:font-family="'Gill Sans Light'"/>
    <style:font-face style:name="Gill Sans1" svg:font-family="'Gill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sans" svg:font-family="Lucidasans" style:font-pitch="variable"/>
    <style:font-face style:name="Lucidasans1" svg:font-family="Lucidasans" style:font-family-generic="system" style:font-pitch="variable"/>
    <style:font-face style:name="Nimbus Roman No9 L" svg:font-family="'Nimbus Roman No9 L'" style:font-family-generic="swiss" style:font-pitch="variable"/>
    <style:font-face style:name="Nimbus Roman No9 L1" svg:font-family="'Nimbus Roman No9 L'" style:font-pitch="variable"/>
    <style:font-face style:name="Nimbus Roman No9 L2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bf00" draw:textarea-horizontal-align="justify" draw:textarea-vertical-align="middle" draw:auto-grow-height="false" fo:min-height="3.193cm" fo:min-width="3.998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009cm" fo:min-width="3.7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499cm" fo:min-width="1.7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01cm" fo:min-width="1.736cm"/>
      <style:paragraph-properties style:writing-mode="lr-tb"/>
    </style:style>
    <style:style style:name="gr8" style:family="graphic" style:parent-style-name="objectwithoutfill">
      <style:graphic-properties draw:stroke="dash" draw:stroke-dash="Dot_20__28_Rounded_29_" svg:stroke-linecap="round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577cm"/>
      <style:paragraph-properties style:writing-mode="lr-tb"/>
    </style:style>
    <style:style style:name="gr10" style:family="graphic" style:parent-style-name="standard">
      <style:graphic-properties draw:fill="solid" draw:fill-color="#bf819e" draw:textarea-horizontal-align="justify" draw:textarea-vertical-align="middle" draw:auto-grow-height="false" fo:min-height="1.152cm" fo:min-width="0.06cm"/>
    </style:style>
    <style:style style:name="gr11" style:family="graphic" style:parent-style-name="objectwithoutfill">
      <style:graphic-properties draw:marker-start="Dimension_20_Lines" draw:marker-end="Dimension_20_Lines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3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992cm"/>
      <style:paragraph-properties style:writing-mode="lr-tb"/>
    </style:style>
    <style:style style:name="gr14" style:family="graphic" style:parent-style-name="objectwithoutfill">
      <style:graphic-properties svg:stroke-width="0cm" draw:marker-start="Dimension_20_Lines" draw:marker-start-width="0.3cm" draw:marker-end="Dimension_20_Lines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661cm"/>
      <style:paragraph-properties style:writing-mode="lr-tb"/>
    </style:style>
    <style:style style:name="gr16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8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3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36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446cm"/>
      <style:paragraph-properties style:writing-mode="lr-tb"/>
    </style:style>
    <style:style style:name="gr21" style:family="graphic" style:parent-style-name="standard">
      <style:graphic-properties draw:stroke="dash" draw:stroke-dash="Long_20_Dash" svg:stroke-linecap="butt" draw:fill="solid" draw:fill-color="#bf819e" draw:opacity="30%" draw:textarea-horizontal-align="justify" draw:textarea-vertical-align="middle" draw:auto-grow-height="false" fo:min-height="0.81cm" fo:min-width="0cm" draw:shadow-opacity="3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13cm"/>
      <style:paragraph-properties style:writing-mode="lr-tb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fill="solid" draw:fill-color="#ffbf00" draw:textarea-horizontal-align="justify" draw:textarea-vertical-align="middle" draw:auto-grow-height="false" fo:min-height="2.083cm" fo:min-width="2.258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96cm" fo:min-width="2.095cm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28" style:family="graphic" style:parent-style-name="standard">
      <style:graphic-properties draw:fill="solid" draw:fill-color="#ffbf00" draw:textarea-horizontal-align="justify" draw:textarea-vertical-align="middle" draw:auto-grow-height="false" fo:min-height="2.083cm" fo:min-width="2.259cm"/>
    </style:style>
    <style:style style:name="gr29" style:family="graphic" style:parent-style-name="standard">
      <style:graphic-properties draw:textarea-horizontal-align="justify" draw:textarea-vertical-align="middle" draw:auto-grow-height="false" fo:min-height="1.612cm" fo:min-width="0.87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612cm" fo:min-width="0.8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615cm" fo:min-width="0.873cm"/>
      <style:paragraph-properties style:writing-mode="lr-tb"/>
    </style:style>
    <style:style style:name="gr32" style:family="graphic" style:parent-style-name="standard">
      <style:graphic-properties draw:fill="solid" draw:fill-color="#81d41a" draw:textarea-horizontal-align="justify" draw:textarea-vertical-align="middle" draw:auto-grow-height="false" fo:min-height="0.468cm" fo:min-width="0cm"/>
    </style:style>
    <style:style style:name="gr33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286cm"/>
    </style:style>
    <style:style style:name="gr34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288cm"/>
    </style:style>
    <style:style style:name="gr35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287cm"/>
    </style:style>
    <style:style style:name="gr36" style:family="graphic" style:parent-style-name="standard">
      <style:graphic-properties draw:stroke="dash" draw:stroke-dash="Long_20_Dash" svg:stroke-linecap="butt" draw:fill="solid" draw:fill-color="#bf819e" draw:opacity="30%" draw:textarea-horizontal-align="justify" draw:textarea-vertical-align="middle" draw:auto-grow-height="false" fo:min-height="0.468cm" fo:min-width="0cm" draw:shadow-opacity="30%"/>
    </style:style>
    <style:style style:name="gr37" style:family="graphic" style:parent-style-name="standard">
      <style:graphic-properties draw:textarea-horizontal-align="justify" draw:textarea-vertical-align="middle" draw:auto-grow-height="false" fo:min-height="1.615cm" fo:min-width="0.872cm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.96cm" fo:min-width="2.094cm"/>
    </style:style>
    <style:style style:name="gr39" style:family="graphic" style:parent-style-name="standard">
      <style:graphic-properties draw:textarea-horizontal-align="justify" draw:textarea-vertical-align="middle" draw:auto-grow-height="false" fo:min-height="1.612cm" fo:min-width="0.872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612cm" fo:min-width="0.871cm"/>
      <style:paragraph-properties style:writing-mode="lr-tb"/>
    </style:style>
    <style:style style:name="gr41" style:family="graphic" style:parent-style-name="standard">
      <style:graphic-properties draw:fill="solid" draw:fill-color="#bf819e" draw:textarea-horizontal-align="justify" draw:textarea-vertical-align="middle" draw:auto-grow-height="false" fo:min-height="0.468cm" fo:min-width="0cm"/>
    </style:style>
    <style:style style:name="gr42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288cm"/>
    </style:style>
    <style:style style:name="gr43" style:family="graphic" style:parent-style-name="objectwithoutfill">
      <style:graphic-properties draw:marker-end="Arrowheads_20_13" draw:marker-end-width="0.3cm" draw:fill="none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1.20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0.86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86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1.20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1.583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3.176cm"/>
      <style:paragraph-properties style:writing-mode="lr-tb"/>
    </style:style>
    <style:style style:name="pr2" style:family="presentation" style:parent-style-name="Default-notes">
      <style:graphic-properties draw:fill-color="#ffffff" fo:min-height="11.43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24pt" style:font-size-complex="24pt"/>
    </style:style>
    <style:style style:name="P8" style:family="paragraph">
      <loext:graphic-properties draw:fill="solid" draw:fill-color="#bf819e"/>
      <style:paragraph-properties fo:text-align="center"/>
    </style:style>
    <style:style style:name="P9" style:family="paragraph">
      <loext:graphic-properties draw:fill="solid" draw:fill-color="#bf0041"/>
      <style:paragraph-properties fo:text-align="center"/>
    </style:style>
    <style:style style:name="P10" style:family="paragraph">
      <loext:graphic-properties draw:fill="solid" draw:fill-color="#bf819e" draw:opacity="30%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="solid" draw:fill-color="#81d41a"/>
      <style:paragraph-properties fo:text-align="center"/>
    </style:style>
    <style:style style:name="P13" style:family="paragraph">
      <loext:graphic-properties draw:fill="solid" draw:fill-color="#00a933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24pt" style:font-size-complex="24pt"/>
    </style:style>
    <text:list-style style:name="L1">
      <text:list-level-style-bullet text:level="1" text:bullet-char="•">
        <style:list-level-properties/>
        <style:text-properties style:font-name="Tahoma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647cm" svg:height="3.176cm" svg:x="2.851cm" svg:y="-0.202cm" presentation:class="title" presentation:user-transformed="true">
          <draw:text-box>
            <text:p>Schematic – one (half) cell</text:p>
          </draw:text-box>
        </draw:frame>
        <draw:g>
          <draw:g>
            <draw:g>
              <draw:custom-shape draw:style-name="gr1" draw:text-style-name="P2" draw:layer="layout" svg:width="4.498cm" svg:height="3.443cm" svg:x="5.357cm" svg:y="8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4.23cm" svg:height="3.259cm" svg:x="5.499cm" svg:y="8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194cm" svg:height="1.5cm" svg:x="5.331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5.356cm" svg:y1="9.401cm" svg:x2="5.499cm" svg:y2="9.401cm">
                <text:p/>
              </draw:line>
              <draw:line draw:style-name="gr4" draw:text-style-name="P4" draw:layer="layout" svg:x1="5.357cm" svg:y1="10.901cm" svg:x2="5.5cm" svg:y2="10.901cm">
                <text:p/>
              </draw:line>
              <draw:custom-shape draw:style-name="gr3" draw:text-style-name="P3" draw:layer="layout" svg:width="0.22cm" svg:height="1.5cm" svg:x="9.705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9.729cm" svg:y1="9.401cm" svg:x2="9.854cm" svg:y2="9.401cm">
                <text:p/>
              </draw:line>
              <draw:line draw:style-name="gr4" draw:text-style-name="P4" draw:layer="layout" svg:x1="9.73cm" svg:y1="10.901cm" svg:x2="9.854cm" svg:y2="10.901cm">
                <text:p/>
              </draw:line>
              <draw:custom-shape draw:style-name="gr5" draw:text-style-name="P5" draw:layer="layout" svg:width="0.027cm" svg:height="1.5cm" svg:x="5.299cm" svg:y="9.4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2" draw:layer="layout" svg:width="4.498cm" svg:height="3.443cm" svg:x="9.943cm" svg:y="8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4.23cm" svg:height="3.259cm" svg:x="10.085cm" svg:y="8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194cm" svg:height="1.5cm" svg:x="9.917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9.942cm" svg:y1="9.401cm" svg:x2="10.085cm" svg:y2="9.401cm">
                <text:p/>
              </draw:line>
              <draw:line draw:style-name="gr4" draw:text-style-name="P4" draw:layer="layout" svg:x1="9.943cm" svg:y1="10.901cm" svg:x2="10.086cm" svg:y2="10.901cm">
                <text:p/>
              </draw:line>
              <draw:custom-shape draw:style-name="gr3" draw:text-style-name="P3" draw:layer="layout" svg:width="0.22cm" svg:height="1.5cm" svg:x="14.291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4.315cm" svg:y1="9.401cm" svg:x2="14.44cm" svg:y2="9.401cm">
                <text:p/>
              </draw:line>
              <draw:line draw:style-name="gr4" draw:text-style-name="P4" draw:layer="layout" svg:x1="14.316cm" svg:y1="10.901cm" svg:x2="14.44cm" svg:y2="10.901cm">
                <text:p/>
              </draw:line>
              <draw:custom-shape draw:style-name="gr5" draw:text-style-name="P5" draw:layer="layout" svg:width="0.027cm" svg:height="1.5cm" svg:x="9.885cm" svg:y="9.4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2" draw:layer="layout" svg:width="4.498cm" svg:height="3.443cm" svg:x="14.542cm" svg:y="8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4.23cm" svg:height="3.259cm" svg:x="14.684cm" svg:y="8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194cm" svg:height="1.5cm" svg:x="14.516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4.541cm" svg:y1="9.401cm" svg:x2="14.684cm" svg:y2="9.401cm">
                <text:p/>
              </draw:line>
              <draw:line draw:style-name="gr4" draw:text-style-name="P4" draw:layer="layout" svg:x1="14.542cm" svg:y1="10.901cm" svg:x2="14.685cm" svg:y2="10.901cm">
                <text:p/>
              </draw:line>
              <draw:custom-shape draw:style-name="gr3" draw:text-style-name="P3" draw:layer="layout" svg:width="0.22cm" svg:height="1.5cm" svg:x="18.89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8.914cm" svg:y1="9.401cm" svg:x2="19.039cm" svg:y2="9.401cm">
                <text:p/>
              </draw:line>
              <draw:line draw:style-name="gr4" draw:text-style-name="P4" draw:layer="layout" svg:x1="18.915cm" svg:y1="10.901cm" svg:x2="19.039cm" svg:y2="10.901cm">
                <text:p/>
              </draw:line>
              <draw:custom-shape draw:style-name="gr5" draw:text-style-name="P5" draw:layer="layout" svg:width="0.027cm" svg:height="1.5cm" svg:x="14.484cm" svg:y="9.401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027cm" svg:height="1.5cm" svg:x="19.084cm" svg:y="9.4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6" draw:layer="layout" svg:width="2.236cm" svg:height="2.749cm" svg:x="17.398cm" svg:y="4.473cm">
            <text:p text:style-name="P6">Coil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236cm" svg:height="2.749cm" svg:x="5.107cm" svg:y="4.473cm">
            <text:p text:style-name="P6">Coi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236cm" svg:height="2.751cm" svg:x="5.107cm" svg:y="13.015cm">
            <text:p text:style-name="P6">Coil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236cm" svg:height="2.751cm" svg:x="17.398cm" svg:y="13.015cm">
            <text:p text:style-name="P6">Coil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3.471cm" svg:y1="3.792cm" svg:x2="3.556cm" svg:y2="15.372cm">
            <text:p/>
          </draw:line>
          <draw:line draw:style-name="gr8" draw:text-style-name="P4" draw:layer="layout" svg:x1="21.084cm" svg:y1="3.794cm" svg:x2="21.169cm" svg:y2="15.374cm">
            <text:p/>
          </draw:line>
          <draw:frame draw:style-name="gr9" draw:text-style-name="P7" draw:layer="layout" svg:width="2.077cm" svg:height="1.608cm" svg:x="21.894cm" svg:y="7.892cm">
            <draw:text-box>
              <text:p><text:span text:style-name="T1">Wedge</text:span></text:p>
              <text:p><text:span text:style-name="T1">thickness</text:span></text:p>
            </draw:text-box>
          </draw:frame>
          <draw:custom-shape draw:style-name="gr10" draw:text-style-name="P8" draw:layer="layout" svg:width="1cm" svg:height="2.5cm" svg:x="20.638cm" svg:y="8.933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4" draw:text-style-name="P4" draw:layer="layout" svg:width="0.398cm" svg:height="0.379cm" draw:transform="rotate (-0.785398163397448) translate (21.129cm 10.118cm)" svg:viewBox="0 0 399 380" svg:d="M0 380c48-212 187-342 399-380">
            <text:p/>
          </draw:path>
          <draw:line draw:style-name="gr11" draw:text-style-name="P4" draw:layer="layout" svg:x1="20.843cm" svg:y1="10.191cm" svg:x2="21.446cm" svg:y2="10.191cm">
            <text:p/>
          </draw:line>
          <draw:line draw:style-name="gr4" draw:text-style-name="P4" draw:layer="layout" svg:x1="22.073cm" svg:y1="9.275cm" svg:x2="21.084cm" svg:y2="10.191cm">
            <text:p/>
          </draw:line>
          <draw:line draw:style-name="gr4" draw:text-style-name="P4" draw:layer="layout" svg:x1="22cm" svg:y1="11.5cm" svg:x2="21.111cm" svg:y2="10.916cm">
            <text:p/>
          </draw:line>
          <draw:frame draw:style-name="gr12" draw:text-style-name="P7" draw:layer="layout" svg:width="1.864cm" svg:height="1.608cm" svg:x="21.983cm" svg:y="10.992cm">
            <draw:text-box>
              <text:p><text:span text:style-name="T1">Wedge</text:span></text:p>
              <text:p><text:span text:style-name="T1">angle</text:span></text:p>
            </draw:text-box>
          </draw:frame>
          <draw:line draw:style-name="gr8" draw:text-style-name="P4" draw:layer="layout" svg:x1="2.5cm" svg:y1="10.191cm" svg:x2="21.578cm" svg:y2="10.191cm">
            <text:p/>
          </draw:line>
          <draw:line draw:style-name="gr4" draw:text-style-name="P4" draw:layer="layout" svg:x1="19.6cm" svg:y1="8.8cm" svg:x2="19.1cm" svg:y2="9.3cm">
            <text:p/>
          </draw:line>
          <draw:frame draw:style-name="gr13" draw:text-style-name="P7" draw:layer="layout" svg:width="2.492cm" svg:height="1.608cm" svg:x="18.994cm" svg:y="7.692cm">
            <draw:text-box>
              <text:p><text:span text:style-name="T1">RF window</text:span></text:p>
              <text:p><text:span text:style-name="T1">thickness</text:span></text:p>
            </draw:text-box>
          </draw:frame>
          <draw:line draw:style-name="gr14" draw:text-style-name="P4" draw:layer="layout" svg:x1="14.71cm" svg:y1="9.573cm" svg:x2="18.939cm" svg:y2="9.573cm">
            <text:p/>
          </draw:line>
          <draw:frame draw:style-name="gr15" draw:text-style-name="P7" draw:layer="layout" svg:width="2.161cm" svg:height="1.608cm" svg:x="15.5cm" svg:y="10.192cm">
            <draw:text-box>
              <text:p><text:span text:style-name="T1">RF cavity</text:span></text:p>
              <text:p><text:span text:style-name="T1">length</text:span></text:p>
            </draw:text-box>
          </draw:frame>
          <draw:line draw:style-name="gr4" draw:text-style-name="P4" draw:layer="layout" svg:x1="16.581cm" svg:y1="10.385cm" svg:x2="16.409cm" svg:y2="9.607cm">
            <text:p/>
          </draw:line>
          <draw:line draw:style-name="gr14" draw:text-style-name="P4" draw:layer="layout" svg:x1="19.469cm" svg:y1="10.191cm" svg:x2="19.469cm" svg:y2="9.4cm">
            <text:p/>
          </draw:line>
          <draw:frame draw:style-name="gr12" draw:text-style-name="P7" draw:layer="layout" svg:width="1.864cm" svg:height="1.608cm" svg:x="19.5cm" svg:y="10.5cm">
            <draw:text-box>
              <text:p><text:span text:style-name="T1">Iris </text:span></text:p>
              <text:p><text:span text:style-name="T1">radius</text:span></text:p>
            </draw:text-box>
          </draw:frame>
          <draw:line draw:style-name="gr4" draw:text-style-name="P4" draw:layer="layout" svg:x1="19.469cm" svg:y1="9.756cm" svg:x2="20.279cm" svg:y2="10.729cm">
            <text:p/>
          </draw:line>
          <draw:line draw:style-name="gr11" draw:text-style-name="P4" draw:layer="layout" svg:x1="4.9cm" svg:y1="10.2cm" svg:x2="4.9cm" svg:y2="7.2cm">
            <text:p/>
          </draw:line>
          <draw:line draw:style-name="gr11" draw:text-style-name="P4" draw:layer="layout" svg:x1="7.6cm" svg:y1="7.209cm" svg:x2="7.6cm" svg:y2="4.5cm">
            <text:p/>
          </draw:line>
          <draw:line draw:style-name="gr11" draw:text-style-name="P4" draw:layer="layout" svg:x1="3.5cm" svg:y1="4.2cm" svg:x2="6.174cm" svg:y2="4.201cm">
            <text:p/>
          </draw:line>
          <draw:line draw:style-name="gr11" draw:text-style-name="P4" draw:layer="layout" svg:x1="5.102cm" svg:y1="3.9cm" svg:x2="7.4cm" svg:y2="3.901cm">
            <text:p/>
          </draw:line>
          <draw:custom-shape draw:style-name="gr16" draw:text-style-name="P9" draw:layer="layout" svg:width="1.283cm" svg:height="0.19cm" svg:x="6.5cm" svg:y="7.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283cm" svg:height="0.167cm" svg:x="6.5cm" svg:y="12.80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283cm" svg:height="0.14cm" svg:x="17.084cm" svg:y="12.80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283cm" svg:height="0.199cm" svg:x="17.029cm" svg:y="7.31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4" draw:layer="layout" svg:x1="7.226cm" svg:y1="12.312cm" svg:x2="3.556cm" svg:y2="12.312cm">
            <text:p/>
          </draw:line>
          <draw:line draw:style-name="gr11" draw:text-style-name="P4" draw:layer="layout" svg:x1="7.783cm" svg:y1="12.6cm" svg:x2="6.5cm" svg:y2="12.6cm">
            <text:p/>
          </draw:line>
          <draw:line draw:style-name="gr4" draw:text-style-name="P4" draw:layer="layout" svg:x1="7.1cm" svg:y1="12.6cm" svg:x2="9cm" svg:y2="13.3cm">
            <text:p/>
          </draw:line>
          <draw:line draw:style-name="gr4" draw:text-style-name="P4" draw:layer="layout" svg:x1="4.882cm" svg:y1="12.312cm" svg:x2="4.437cm" svg:y2="13.531cm">
            <text:p/>
          </draw:line>
          <draw:line draw:style-name="gr4" draw:text-style-name="P4" draw:layer="layout" svg:x1="10.094cm" svg:y1="5.271cm" svg:x2="7.655cm" svg:y2="6cm">
            <text:p/>
          </draw:line>
          <draw:line draw:style-name="gr4" draw:text-style-name="P4" draw:layer="layout" svg:x1="4.9cm" svg:y1="8.5cm" svg:x2="2.768cm" svg:y2="8.711cm">
            <text:p/>
          </draw:line>
          <draw:line draw:style-name="gr4" draw:text-style-name="P4" draw:layer="layout" svg:x1="8.67cm" svg:y1="3.171cm" svg:x2="6.231cm" svg:y2="3.9cm">
            <text:p/>
          </draw:line>
          <draw:line draw:style-name="gr4" draw:text-style-name="P4" draw:layer="layout" svg:x1="5.109cm" svg:y1="4.201cm" svg:x2="2.809cm" svg:y2="5.292cm">
            <text:p/>
          </draw:line>
          <draw:frame draw:style-name="gr17" draw:text-style-name="P7" draw:layer="layout" svg:width="2.301cm" svg:height="1.608cm" svg:x="10cm" svg:y="4.392cm">
            <draw:text-box>
              <text:p><text:span text:style-name="T1">Coil radial</text:span></text:p>
              <text:p><text:span text:style-name="T1">thickness</text:span></text:p>
            </draw:text-box>
          </draw:frame>
          <draw:frame draw:style-name="gr12" draw:text-style-name="P7" draw:layer="layout" svg:width="1.864cm" svg:height="1.608cm" svg:x="8.699cm" svg:y="2.5cm">
            <draw:text-box>
              <text:p><text:span text:style-name="T1">Coil </text:span></text:p>
              <text:p><text:span text:style-name="T1">length</text:span></text:p>
            </draw:text-box>
          </draw:frame>
          <draw:frame draw:style-name="gr18" draw:text-style-name="P7" draw:layer="layout" svg:width="1.895cm" svg:height="1.661cm" svg:x="1.136cm" svg:y="4.892cm">
            <draw:text-box>
              <text:p><text:span text:style-name="T1">Coil </text:span></text:p>
              <text:p><text:span text:style-name="T1">Z centre</text:span></text:p>
              <text:p><text:span text:style-name="T1">position</text:span></text:p>
            </draw:text-box>
          </draw:frame>
          <draw:frame draw:style-name="gr19" draw:text-style-name="P7" draw:layer="layout" svg:width="1.864cm" svg:height="1.661cm" svg:x="0.9cm" svg:y="7.9cm">
            <draw:text-box>
              <text:p><text:span text:style-name="T1">Coil </text:span></text:p>
              <text:p><text:span text:style-name="T1">inner</text:span></text:p>
              <text:p><text:span text:style-name="T1">radius</text:span></text:p>
            </draw:text-box>
          </draw:frame>
          <draw:frame draw:style-name="gr20" draw:text-style-name="P7" draw:layer="layout" svg:width="1.946cm" svg:height="1.661cm" svg:x="3.3cm" svg:y="13.5cm">
            <draw:text-box>
              <text:p><text:span text:style-name="T1">Dipole z</text:span></text:p>
              <text:p><text:span text:style-name="T1">centre </text:span></text:p>
              <text:p><text:span text:style-name="T1">position</text:span></text:p>
            </draw:text-box>
          </draw:frame>
          <draw:frame draw:style-name="gr12" draw:text-style-name="P7" draw:layer="layout" svg:width="1.864cm" svg:height="1.608cm" svg:x="9.054cm" svg:y="13cm">
            <draw:text-box>
              <text:p><text:span text:style-name="T1">Dipole</text:span></text:p>
              <text:p><text:span text:style-name="T1">length</text:span></text:p>
            </draw:text-box>
          </draw:frame>
          <draw:custom-shape draw:style-name="gr21" draw:text-style-name="P10" draw:layer="layout" svg:width="1cm" svg:height="2.5cm" svg:x="3cm" svg:y="9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" draw:text-style-name="P4" draw:layer="layout" svg:x1="3.5cm" svg:y1="16.101cm" svg:x2="21.239cm" svg:y2="16.091cm">
            <text:p/>
          </draw:line>
          <draw:frame draw:style-name="gr22" draw:text-style-name="P7" draw:layer="layout" svg:width="2.513cm" svg:height="0.721cm" svg:x="11cm" svg:y="16.279cm">
            <draw:text-box>
              <text:p><text:span text:style-name="T1">Cell Length</text:span></text:p>
            </draw:text-box>
          </draw:frame>
        </draw:g>
        <presentation:notes draw:style-name="dp2">
          <draw:page-thumbnail draw:style-name="gr23" draw:layer="layout" svg:width="12.7cm" svg:height="9.526cm" svg:x="3.175cm" svg:y="1.904cm" draw:page-number="1" presentation:class="page"/>
          <draw:frame presentation:style-name="pr2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647cm" svg:height="3.176cm" svg:x="2.851cm" svg:y="-0.202cm" presentation:class="title" presentation:user-transformed="true">
          <draw:text-box>
            <text:p>Schematic – one (half) cell</text:p>
          </draw:text-box>
        </draw:frame>
        <draw:g>
          <draw:g>
            <draw:g>
              <draw:custom-shape draw:style-name="gr24" draw:text-style-name="P2" draw:layer="layout" svg:width="2.758cm" svg:height="2.333cm" svg:x="2.753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3" draw:layer="layout" svg:width="2.595cm" svg:height="2.21cm" svg:x="2.84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3" draw:layer="layout" svg:width="0.119cm" svg:height="1.016cm" svg:x="2.737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2.751cm" svg:y1="11.243cm" svg:x2="2.838cm" svg:y2="11.243cm">
                <text:p/>
              </draw:line>
              <draw:line draw:style-name="gr4" draw:text-style-name="P4" draw:layer="layout" svg:x1="2.753cm" svg:y1="12.259cm" svg:x2="2.84cm" svg:y2="12.259cm">
                <text:p/>
              </draw:line>
              <draw:custom-shape draw:style-name="gr26" draw:text-style-name="P3" draw:layer="layout" svg:width="0.136cm" svg:height="1.016cm" svg:x="5.419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5.435cm" svg:y1="11.243cm" svg:x2="5.512cm" svg:y2="11.243cm">
                <text:p/>
              </draw:line>
              <draw:line draw:style-name="gr4" draw:text-style-name="P4" draw:layer="layout" svg:x1="5.435cm" svg:y1="12.259cm" svg:x2="5.512cm" svg:y2="12.259cm">
                <text:p/>
              </draw:line>
              <draw:custom-shape draw:style-name="gr27" draw:text-style-name="P5" draw:layer="layout" svg:width="0.017cm" svg:height="1.016cm" svg:x="2.717cm" svg:y="11.2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8" draw:text-style-name="P2" draw:layer="layout" svg:width="2.759cm" svg:height="2.333cm" svg:x="5.565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3" draw:layer="layout" svg:width="2.595cm" svg:height="2.21cm" svg:x="5.652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3" draw:layer="layout" svg:width="0.118cm" svg:height="1.016cm" svg:x="5.55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5.565cm" svg:y1="11.243cm" svg:x2="5.652cm" svg:y2="11.243cm">
                <text:p/>
              </draw:line>
              <draw:line draw:style-name="gr4" draw:text-style-name="P4" draw:layer="layout" svg:x1="5.565cm" svg:y1="12.259cm" svg:x2="5.652cm" svg:y2="12.259cm">
                <text:p/>
              </draw:line>
              <draw:custom-shape draw:style-name="gr26" draw:text-style-name="P3" draw:layer="layout" svg:width="0.136cm" svg:height="1.016cm" svg:x="8.231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8.247cm" svg:y1="11.243cm" svg:x2="8.324cm" svg:y2="11.243cm">
                <text:p/>
              </draw:line>
              <draw:line draw:style-name="gr4" draw:text-style-name="P4" draw:layer="layout" svg:x1="8.247cm" svg:y1="12.259cm" svg:x2="8.324cm" svg:y2="12.259cm">
                <text:p/>
              </draw:line>
              <draw:custom-shape draw:style-name="gr27" draw:text-style-name="P5" draw:layer="layout" svg:width="0.016cm" svg:height="1.016cm" svg:x="5.53cm" svg:y="11.2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4" draw:text-style-name="P2" draw:layer="layout" svg:width="2.758cm" svg:height="2.333cm" svg:x="8.386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3" draw:layer="layout" svg:width="2.595cm" svg:height="2.21cm" svg:x="8.473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3" draw:layer="layout" svg:width="0.118cm" svg:height="1.016cm" svg:x="8.371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8.386cm" svg:y1="11.243cm" svg:x2="8.473cm" svg:y2="11.243cm">
                <text:p/>
              </draw:line>
              <draw:line draw:style-name="gr4" draw:text-style-name="P4" draw:layer="layout" svg:x1="8.386cm" svg:y1="12.259cm" svg:x2="8.473cm" svg:y2="12.259cm">
                <text:p/>
              </draw:line>
              <draw:custom-shape draw:style-name="gr26" draw:text-style-name="P3" draw:layer="layout" svg:width="0.136cm" svg:height="1.016cm" svg:x="11.052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1.068cm" svg:y1="11.243cm" svg:x2="11.145cm" svg:y2="11.243cm">
                <text:p/>
              </draw:line>
              <draw:line draw:style-name="gr4" draw:text-style-name="P4" draw:layer="layout" svg:x1="11.068cm" svg:y1="12.259cm" svg:x2="11.145cm" svg:y2="12.259cm">
                <text:p/>
              </draw:line>
              <draw:custom-shape draw:style-name="gr27" draw:text-style-name="P5" draw:layer="layout" svg:width="0.017cm" svg:height="1.016cm" svg:x="8.35cm" svg:y="11.243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5" draw:layer="layout" svg:width="0.016cm" svg:height="1.016cm" svg:x="11.172cm" svg:y="11.24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9" draw:text-style-name="P6" draw:layer="layout" svg:width="1.373cm" svg:height="1.862cm" svg:x="10.137cm" svg:y="7.90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1.37cm" svg:height="1.862cm" svg:x="2.6cm" svg:y="7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6" draw:layer="layout" svg:width="1.373cm" svg:height="1.865cm" svg:x="10.137cm" svg:y="13.692cm">
            <text:p/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.597cm" svg:y1="7.441cm" svg:x2="1.649cm" svg:y2="15.289cm">
            <text:p/>
          </draw:line>
          <draw:custom-shape draw:style-name="gr32" draw:text-style-name="P12" draw:layer="layout" svg:width="0.613cm" svg:height="1.694cm" svg:x="12.125cm" svg:y="10.926cm">
            <text:p/>
            <draw:enhanced-geometry svg:viewBox="0 0 21600 21600" draw:mirror-vertical="true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4" draw:text-style-name="P4" draw:layer="layout" svg:width="0.252cm" svg:height="0.244cm" draw:transform="skewX (0.0804596785169387) rotate (-2.30575447480971) translate (12.5987685820756cm 11.6642304422236cm)" svg:viewBox="0 0 253 245" svg:d="M253 245c-28-137-117-220-253-245">
            <text:p/>
          </draw:path>
          <draw:line draw:style-name="gr8" draw:text-style-name="P4" draw:layer="layout" svg:x1="1cm" svg:y1="11.779cm" svg:x2="12.701cm" svg:y2="11.779cm">
            <text:p/>
          </draw:line>
          <draw:custom-shape draw:style-name="gr33" draw:text-style-name="P9" draw:layer="layout" svg:width="0.786cm" svg:height="0.129cm" svg:x="3.454cm" svg:y="9.81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9" draw:layer="layout" svg:width="0.786cm" svg:height="0.113cm" svg:x="3.454cm" svg:y="13.54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3" draw:layer="layout" svg:width="0.788cm" svg:height="0.096cm" svg:x="9.944cm" svg:y="13.54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3" draw:layer="layout" svg:width="0.787cm" svg:height="0.135cm" svg:x="9.911cm" svg:y="9.82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612cm" svg:height="1.694cm" svg:x="1.308cm" svg:y="10.971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7" draw:text-style-name="P6" draw:layer="layout" svg:width="1.372cm" svg:height="1.865cm" svg:x="2.659cm" svg:y="13.6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24" draw:text-style-name="P2" draw:layer="layout" svg:width="2.758cm" svg:height="2.333cm" svg:x="13.538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3" draw:layer="layout" svg:width="2.595cm" svg:height="2.21cm" svg:x="13.624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3" draw:layer="layout" svg:width="0.118cm" svg:height="1.016cm" svg:x="13.522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3.536cm" svg:y1="11.243cm" svg:x2="13.623cm" svg:y2="11.243cm">
                <text:p/>
              </draw:line>
              <draw:line draw:style-name="gr4" draw:text-style-name="P4" draw:layer="layout" svg:x1="13.538cm" svg:y1="12.259cm" svg:x2="13.625cm" svg:y2="12.259cm">
                <text:p/>
              </draw:line>
              <draw:custom-shape draw:style-name="gr26" draw:text-style-name="P3" draw:layer="layout" svg:width="0.135cm" svg:height="1.016cm" svg:x="16.204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6.219cm" svg:y1="11.243cm" svg:x2="16.296cm" svg:y2="11.243cm">
                <text:p/>
              </draw:line>
              <draw:line draw:style-name="gr4" draw:text-style-name="P4" draw:layer="layout" svg:x1="16.219cm" svg:y1="12.259cm" svg:x2="16.296cm" svg:y2="12.259cm">
                <text:p/>
              </draw:line>
              <draw:custom-shape draw:style-name="gr27" draw:text-style-name="P5" draw:layer="layout" svg:width="0.017cm" svg:height="1.016cm" svg:x="13.501cm" svg:y="11.2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4" draw:text-style-name="P2" draw:layer="layout" svg:width="2.758cm" svg:height="2.333cm" svg:x="16.35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3" draw:layer="layout" svg:width="2.595cm" svg:height="2.21cm" svg:x="16.437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3" draw:layer="layout" svg:width="0.118cm" svg:height="1.016cm" svg:x="16.334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6.35cm" svg:y1="11.243cm" svg:x2="16.437cm" svg:y2="11.243cm">
                <text:p/>
              </draw:line>
              <draw:line draw:style-name="gr4" draw:text-style-name="P4" draw:layer="layout" svg:x1="16.35cm" svg:y1="12.259cm" svg:x2="16.437cm" svg:y2="12.259cm">
                <text:p/>
              </draw:line>
              <draw:custom-shape draw:style-name="gr26" draw:text-style-name="P3" draw:layer="layout" svg:width="0.136cm" svg:height="1.016cm" svg:x="19.016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9.032cm" svg:y1="11.243cm" svg:x2="19.109cm" svg:y2="11.243cm">
                <text:p/>
              </draw:line>
              <draw:line draw:style-name="gr4" draw:text-style-name="P4" draw:layer="layout" svg:x1="19.032cm" svg:y1="12.259cm" svg:x2="19.109cm" svg:y2="12.259cm">
                <text:p/>
              </draw:line>
              <draw:custom-shape draw:style-name="gr27" draw:text-style-name="P5" draw:layer="layout" svg:width="0.016cm" svg:height="1.016cm" svg:x="16.315cm" svg:y="11.2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4" draw:text-style-name="P2" draw:layer="layout" svg:width="2.758cm" svg:height="2.333cm" svg:x="19.171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3" draw:layer="layout" svg:width="2.594cm" svg:height="2.21cm" svg:x="19.258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3" draw:layer="layout" svg:width="0.118cm" svg:height="1.016cm" svg:x="19.155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9.171cm" svg:y1="11.243cm" svg:x2="19.258cm" svg:y2="11.243cm">
                <text:p/>
              </draw:line>
              <draw:line draw:style-name="gr4" draw:text-style-name="P4" draw:layer="layout" svg:x1="19.171cm" svg:y1="12.259cm" svg:x2="19.258cm" svg:y2="12.259cm">
                <text:p/>
              </draw:line>
              <draw:custom-shape draw:style-name="gr26" draw:text-style-name="P3" draw:layer="layout" svg:width="0.135cm" svg:height="1.016cm" svg:x="21.837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21.852cm" svg:y1="11.243cm" svg:x2="21.929cm" svg:y2="11.243cm">
                <text:p/>
              </draw:line>
              <draw:line draw:style-name="gr4" draw:text-style-name="P4" draw:layer="layout" svg:x1="21.852cm" svg:y1="12.259cm" svg:x2="21.929cm" svg:y2="12.259cm">
                <text:p/>
              </draw:line>
              <draw:custom-shape draw:style-name="gr27" draw:text-style-name="P5" draw:layer="layout" svg:width="0.018cm" svg:height="1.016cm" svg:x="19.134cm" svg:y="11.243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5" draw:layer="layout" svg:width="0.015cm" svg:height="1.016cm" svg:x="21.957cm" svg:y="11.24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9" draw:text-style-name="P6" draw:layer="layout" svg:width="1.372cm" svg:height="1.862cm" svg:x="20.922cm" svg:y="7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1.371cm" svg:height="1.862cm" svg:x="13.384cm" svg:y="7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1.372cm" svg:height="1.865cm" svg:x="20.922cm" svg:y="13.692cm">
            <text:p/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2.381cm" svg:y1="7.441cm" svg:x2="12.433cm" svg:y2="15.289cm">
            <text:p/>
          </draw:line>
          <draw:line draw:style-name="gr8" draw:text-style-name="P4" draw:layer="layout" svg:x1="23.183cm" svg:y1="7.443cm" svg:x2="23.235cm" svg:y2="15.291cm">
            <text:p/>
          </draw:line>
          <draw:custom-shape draw:style-name="gr41" draw:text-style-name="P8" draw:layer="layout" svg:width="0.612cm" svg:height="1.694cm" svg:x="22.91cm" svg:y="10.926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4" draw:text-style-name="P4" draw:layer="layout" svg:width="0.252cm" svg:height="0.244cm" draw:transform="skewX (-0.0804596785169388) rotate (-0.835838178780084) translate (23.2136717058697cm 11.7324102488241cm)" svg:viewBox="0 0 253 245" svg:d="M0 245c28-137 116-220 253-245">
            <text:p/>
          </draw:path>
          <draw:line draw:style-name="gr8" draw:text-style-name="P4" draw:layer="layout" svg:x1="11.784cm" svg:y1="11.779cm" svg:x2="23.485cm" svg:y2="11.779cm">
            <text:p/>
          </draw:line>
          <draw:custom-shape draw:style-name="gr35" draw:text-style-name="P13" draw:layer="layout" svg:width="0.787cm" svg:height="0.129cm" svg:x="14.238cm" svg:y="9.81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3" draw:layer="layout" svg:width="0.787cm" svg:height="0.113cm" svg:x="14.238cm" svg:y="13.5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9" draw:layer="layout" svg:width="0.788cm" svg:height="0.096cm" svg:x="20.729cm" svg:y="13.548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9" draw:layer="layout" svg:width="0.786cm" svg:height="0.135cm" svg:x="20.696cm" svg:y="9.82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1.372cm" svg:height="1.865cm" svg:x="13.444cm" svg:y="13.692cm">
            <text:p/>
            <draw:enhanced-geometry svg:viewBox="0 0 21600 21600" draw:type="rectangle" draw:enhanced-path="M 0 0 L 21600 0 21600 21600 0 21600 0 0 Z N"/>
          </draw:custom-shape>
        </draw:g>
        <draw:line draw:style-name="gr43" draw:text-style-name="P4" draw:layer="layout" svg:x1="5.237cm" svg:y1="6.826cm" svg:x2="4.176cm" svg:y2="9.603cm">
          <text:p/>
        </draw:line>
        <draw:frame draw:style-name="gr44" draw:text-style-name="P14" draw:layer="layout" svg:width="1.705cm" svg:height="2.225cm" svg:x="4.795cm" svg:y="5.775cm">
          <draw:text-box>
            <text:p>+</text:p>
          </draw:text-box>
        </draw:frame>
        <draw:frame draw:style-name="gr45" draw:text-style-name="P14" draw:layer="layout" svg:width="1.367cm" svg:height="2.224cm" svg:x="9cm" svg:y="5.5cm">
          <draw:text-box>
            <text:p>-</text:p>
          </draw:text-box>
        </draw:frame>
        <draw:frame draw:style-name="gr46" draw:text-style-name="P14" draw:layer="layout" svg:width="1.366cm" svg:height="2.225cm" svg:x="15.5cm" svg:y="5.6cm">
          <draw:text-box>
            <text:p>-</text:p>
          </draw:text-box>
        </draw:frame>
        <draw:frame draw:style-name="gr47" draw:text-style-name="P14" draw:layer="layout" svg:width="1.704cm" svg:height="2.224cm" svg:x="19.5cm" svg:y="5.7cm">
          <draw:text-box>
            <text:p>+</text:p>
          </draw:text-box>
        </draw:frame>
        <draw:line draw:style-name="gr43" draw:text-style-name="P4" draw:layer="layout" svg:x1="9.584cm" svg:y1="6.826cm" svg:x2="10.28cm" svg:y2="9.637cm">
          <text:p/>
        </draw:line>
        <draw:line draw:style-name="gr43" draw:text-style-name="P4" draw:layer="layout" svg:x1="15.671cm" svg:y1="6.826cm" svg:x2="14.687cm" svg:y2="9.637cm">
          <text:p/>
        </draw:line>
        <draw:line draw:style-name="gr43" draw:text-style-name="P4" draw:layer="layout" svg:x1="20.193cm" svg:y1="6.826cm" svg:x2="20.918cm" svg:y2="9.637cm">
          <text:p/>
        </draw:line>
        <draw:line draw:style-name="gr43" draw:text-style-name="P4" draw:layer="layout" svg:x1="13.063cm" svg:y1="6.826cm" svg:x2="12.571cm" svg:y2="10.949cm">
          <text:p/>
        </draw:line>
        <draw:frame draw:style-name="gr48" draw:text-style-name="P7" draw:layer="layout" svg:width="2.083cm" svg:height="3.113cm" svg:x="12.417cm" svg:y="5cm">
          <draw:text-box>
            <text:p><text:span text:style-name="T1">Note </text:span></text:p>
            <text:p><text:span text:style-name="T1">absorber </text:span></text:p>
            <text:p><text:span text:style-name="T1">flip</text:span></text:p>
          </draw:text-box>
        </draw:frame>
        <presentation:notes draw:style-name="dp2">
          <draw:page-thumbnail draw:style-name="gr23" draw:layer="layout" svg:width="12.7cm" svg:height="9.526cm" svg:x="3.175cm" svg:y="1.904cm" draw:page-number="2" presentation:class="page"/>
          <draw:frame presentation:style-name="pr2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647cm" svg:height="3.176cm" svg:x="2.751cm" svg:y="-0.002cm" presentation:class="title">
          <draw:text-box>
            <text:p>Absorber material</text:p>
          </draw:text-box>
        </draw:frame>
        <draw:frame draw:style-name="gr49" draw:layer="layout" svg:width="21cm" svg:height="13.872cm" svg:x="1cm" svg:y="3.34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3" draw:layer="layout" svg:width="12.7cm" svg:height="9.526cm" svg:x="3.175cm" svg:y="1.904cm" draw:page-number="3" presentation:class="page"/>
          <draw:frame presentation:style-name="pr2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Gill Sans Light1" svg:font-family="'Gill Sans Light'"/>
    <style:font-face style:name="Gill Sans1" svg:font-family="'Gill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sans" svg:font-family="Lucidasans" style:font-pitch="variable"/>
    <style:font-face style:name="Lucidasans1" svg:font-family="Lucidasans" style:font-family-generic="system" style:font-pitch="variable"/>
    <style:font-face style:name="Nimbus Roman No9 L" svg:font-family="'Nimbus Roman No9 L'" style:font-family-generic="swiss" style:font-pitch="variable"/>
    <style:font-face style:name="Nimbus Roman No9 L1" svg:font-family="'Nimbus Roman No9 L'" style:font-pitch="variable"/>
    <style:font-face style:name="Nimbus Roman No9 L2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00cc00" draw:start-intensity="100%" draw:end-intensity="100%" draw:angle="270deg" draw:border="0%"/>
    <draw:gradient draw:name="Gradient_20_8" draw:display-name="Gradient 8" draw:style="linear" draw:start-color="#ffffff" draw:end-color="#3333cc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270deg" draw:border="0%"/>
    <draw:opacity draw:name="Transparency_20_2" draw:display-name="Transparency 2" draw:style="linear" draw:start="100%" draw:end="0%" draw:angle="270deg" draw:border="10%"/>
    <draw:opacity draw:name="Transparency_20_5" draw:display-name="Transparency 5" draw:style="linear" draw:start="100%" draw:end="0%" draw:angle="135deg" draw:border="0%"/>
    <draw:marker draw:name="Arrow" svg:viewBox="0 0 20 30" svg:d="M10 0l-10 30h20z"/>
    <draw:marker draw:name="Arrowheads_20_13" draw:display-name="Arrowheads 13" svg:viewBox="0 0 20 20" svg:d="M0 20l10-20 10 20z"/>
    <draw:marker draw:name="Dimension_20_Lines" draw:display-name="Dimension Lines" svg:viewBox="0 0 836 110" svg:d="M0 0h278 278 280v36 36 38h-278-278-280v-36-36z"/>
    <draw:stroke-dash draw:name="Dot_20__28_Rounded_29_" draw:display-name="Dot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2" fo:font-size="24pt" fo:language="en" fo:country="GB" style:font-name-asian="DejaVu Sans" style:font-size-asian="24pt" style:language-asian="zxx" style:country-asian="none" style:font-name-complex="Lucida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7_5f_1" style:display-name="Default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_5f_1" style:display-name="Default_7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8_5f_1" style:display-name="Default_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1" style:display-name="Default_8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 style:parent-style-name="Default_5f_1_5f_1_5f_1_5f_1">
      <style:graphic-properties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ucidasans1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ucidasans1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f6228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953735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604a7b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8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6600ff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6633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6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-backgroundobjects" style:display-name="Title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-outline1" style:display-name="Title1_-outline1" style:family="presentation">
      <style:graphic-properties draw:stroke="none" draw:fill="none">
        <text:list-style style:name="Title1_5f_-outline1" style:display-name="Title1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-outline2" style:display-name="Title1_-outline2" style:family="presentation" style:parent-style-name="Title1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-title" style:display-name="Title1_-title" style:family="presentation">
      <style:graphic-properties draw:stroke="none" draw:fill="none" draw:textarea-vertical-align="middle">
        <text:list-style style:name="Title1_5f_-title" style:display-name="Title1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-background" style:display-name="Title1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-backgroundobjects" style:display-name="Title1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-notes" style:display-name="Title1__-notes" style:family="presentation">
      <style:graphic-properties draw:stroke="none" draw:fill="none">
        <text:list-style style:name="Title1_5f__5f_-notes" style:display-name="Title1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-outline1" style:display-name="Title1__-outline1" style:family="presentation">
      <style:graphic-properties draw:stroke="none" draw:fill="none">
        <text:list-style style:name="Title1_5f__5f_-outline1" style:display-name="Title1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-outline2" style:display-name="Title1__-outline2" style:family="presentation" style:parent-style-name="Title1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-outline3" style:display-name="Title1__-outline3" style:family="presentation" style:parent-style-name="Title1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-outline4" style:display-name="Title1__-outline4" style:family="presentation" style:parent-style-name="Title1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-outline5" style:display-name="Title1__-outline5" style:family="presentation" style:parent-style-name="Title1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outline6" style:display-name="Title1__-outline6" style:family="presentation" style:parent-style-name="Title1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outline7" style:display-name="Title1__-outline7" style:family="presentation" style:parent-style-name="Title1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outline8" style:display-name="Title1__-outline8" style:family="presentation" style:parent-style-name="Title1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outline9" style:display-name="Title1__-outline9" style:family="presentation" style:parent-style-name="Title1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subtitle" style:display-name="Title1__-subtitle" style:family="presentation">
      <style:graphic-properties draw:stroke="none" draw:fill="none" draw:textarea-vertical-align="middle">
        <text:list-style style:name="Title1_5f__5f_-subtitle" style:display-name="Title1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-title" style:display-name="Title1__-title" style:family="presentation">
      <style:graphic-properties draw:stroke="none" draw:fill="none" draw:textarea-vertical-align="middle">
        <text:list-style style:name="Title1_5f__5f_-title" style:display-name="Title1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-background" style:display-name="Title1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-backgroundobjects" style:display-name="Title1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-notes" style:display-name="Title1___-notes" style:family="presentation">
      <style:graphic-properties draw:stroke="none" draw:fill="none">
        <text:list-style style:name="Title1_5f__5f__5f_-notes" style:display-name="Title1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-outline1" style:display-name="Title1___-outline1" style:family="presentation">
      <style:graphic-properties draw:stroke="none" draw:fill="none">
        <text:list-style style:name="Title1_5f__5f__5f_-outline1" style:display-name="Title1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-outline2" style:display-name="Title1___-outline2" style:family="presentation" style:parent-style-name="Title1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-outline3" style:display-name="Title1___-outline3" style:family="presentation" style:parent-style-name="Title1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-outline4" style:display-name="Title1___-outline4" style:family="presentation" style:parent-style-name="Title1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-outline5" style:display-name="Title1___-outline5" style:family="presentation" style:parent-style-name="Title1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outline6" style:display-name="Title1___-outline6" style:family="presentation" style:parent-style-name="Title1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outline7" style:display-name="Title1___-outline7" style:family="presentation" style:parent-style-name="Title1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outline8" style:display-name="Title1___-outline8" style:family="presentation" style:parent-style-name="Title1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outline9" style:display-name="Title1___-outline9" style:family="presentation" style:parent-style-name="Title1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subtitle" style:display-name="Title1___-subtitle" style:family="presentation">
      <style:graphic-properties draw:stroke="none" draw:fill="none" draw:textarea-vertical-align="middle">
        <text:list-style style:name="Title1_5f__5f__5f_-subtitle" style:display-name="Title1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-title" style:display-name="Title1___-title" style:family="presentation">
      <style:graphic-properties draw:stroke="none" draw:fill="none" draw:textarea-vertical-align="middle">
        <text:list-style style:name="Title1_5f__5f__5f_-title" style:display-name="Title1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-background" style:display-name="Title1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-backgroundobjects" style:display-name="Title1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-notes" style:display-name="Title1____-notes" style:family="presentation">
      <style:graphic-properties draw:stroke="none" draw:fill="none">
        <text:list-style style:name="Title1_5f__5f__5f__5f_-notes" style:display-name="Title1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-outline1" style:display-name="Title1____-outline1" style:family="presentation">
      <style:graphic-properties draw:stroke="none" draw:fill="none">
        <text:list-style style:name="Title1_5f__5f__5f__5f_-outline1" style:display-name="Title1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-outline2" style:display-name="Title1____-outline2" style:family="presentation" style:parent-style-name="Title1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-outline3" style:display-name="Title1____-outline3" style:family="presentation" style:parent-style-name="Title1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-outline4" style:display-name="Title1____-outline4" style:family="presentation" style:parent-style-name="Title1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-outline5" style:display-name="Title1____-outline5" style:family="presentation" style:parent-style-name="Title1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outline6" style:display-name="Title1____-outline6" style:family="presentation" style:parent-style-name="Title1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outline7" style:display-name="Title1____-outline7" style:family="presentation" style:parent-style-name="Title1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outline8" style:display-name="Title1____-outline8" style:family="presentation" style:parent-style-name="Title1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outline9" style:display-name="Title1____-outline9" style:family="presentation" style:parent-style-name="Title1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subtitle" style:display-name="Title1____-subtitle" style:family="presentation">
      <style:graphic-properties draw:stroke="none" draw:fill="none" draw:textarea-vertical-align="middle">
        <text:list-style style:name="Title1_5f__5f__5f__5f_-subtitle" style:display-name="Title1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-title" style:display-name="Title1____-title" style:family="presentation">
      <style:graphic-properties draw:stroke="none" draw:fill="none" draw:textarea-vertical-align="middle">
        <text:list-style style:name="Title1_5f__5f__5f__5f_-title" style:display-name="Title1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_5f_-background" style:display-name="Title1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_5f_-backgroundobjects" style:display-name="Title1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_5f_-notes" style:display-name="Title1_____-notes" style:family="presentation">
      <style:graphic-properties draw:stroke="none" draw:fill="none">
        <text:list-style style:name="Title1_5f__5f__5f__5f__5f_-notes" style:display-name="Title1_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_5f_-outline1" style:display-name="Title1_____-outline1" style:family="presentation">
      <style:graphic-properties draw:stroke="none" draw:fill="none">
        <text:list-style style:name="Title1_5f__5f__5f__5f__5f_-outline1" style:display-name="Title1_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_5f_-outline2" style:display-name="Title1_____-outline2" style:family="presentation" style:parent-style-name="Title1_5f_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_5f_-outline3" style:display-name="Title1_____-outline3" style:family="presentation" style:parent-style-name="Title1_5f_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_5f_-outline4" style:display-name="Title1_____-outline4" style:family="presentation" style:parent-style-name="Title1_5f_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_5f_-outline5" style:display-name="Title1_____-outline5" style:family="presentation" style:parent-style-name="Title1_5f_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outline6" style:display-name="Title1_____-outline6" style:family="presentation" style:parent-style-name="Title1_5f_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outline7" style:display-name="Title1_____-outline7" style:family="presentation" style:parent-style-name="Title1_5f_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outline8" style:display-name="Title1_____-outline8" style:family="presentation" style:parent-style-name="Title1_5f_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outline9" style:display-name="Title1_____-outline9" style:family="presentation" style:parent-style-name="Title1_5f_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subtitle" style:display-name="Title1_____-subtitle" style:family="presentation">
      <style:graphic-properties draw:stroke="none" draw:fill="none" draw:textarea-vertical-align="middle">
        <text:list-style style:name="Title1_5f__5f__5f__5f__5f_-subtitle" style:display-name="Title1_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_5f_-title" style:display-name="Title1_____-title" style:family="presentation">
      <style:graphic-properties draw:stroke="none" draw:fill="none" draw:textarea-vertical-align="middle">
        <text:list-style style:name="Title1_5f__5f__5f__5f__5f_-title" style:display-name="Title1_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_5f__5f_-background" style:display-name="Title1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_5f__5f_-backgroundobjects" style:display-name="Title1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_5f__5f_-notes" style:display-name="Title1______-notes" style:family="presentation">
      <style:graphic-properties draw:stroke="none" draw:fill="none">
        <text:list-style style:name="Title1_5f__5f__5f__5f__5f__5f_-notes" style:display-name="Title1__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_5f__5f_-outline1" style:display-name="Title1______-outline1" style:family="presentation">
      <style:graphic-properties draw:stroke="none" draw:fill="none">
        <text:list-style style:name="Title1_5f__5f__5f__5f__5f__5f_-outline1" style:display-name="Title1__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_5f__5f_-outline2" style:display-name="Title1______-outline2" style:family="presentation" style:parent-style-name="Title1_5f__5f_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_5f__5f_-outline3" style:display-name="Title1______-outline3" style:family="presentation" style:parent-style-name="Title1_5f__5f_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_5f__5f_-outline4" style:display-name="Title1______-outline4" style:family="presentation" style:parent-style-name="Title1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_5f__5f_-outline5" style:display-name="Title1______-outline5" style:family="presentation" style:parent-style-name="Title1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outline6" style:display-name="Title1______-outline6" style:family="presentation" style:parent-style-name="Title1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outline7" style:display-name="Title1______-outline7" style:family="presentation" style:parent-style-name="Title1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outline8" style:display-name="Title1______-outline8" style:family="presentation" style:parent-style-name="Title1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outline9" style:display-name="Title1______-outline9" style:family="presentation" style:parent-style-name="Title1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subtitle" style:display-name="Title1______-subtitle" style:family="presentation">
      <style:graphic-properties draw:stroke="none" draw:fill="none" draw:textarea-vertical-align="middle">
        <text:list-style style:name="Title1_5f__5f__5f__5f__5f__5f_-subtitle" style:display-name="Title1__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_5f__5f_-title" style:display-name="Title1______-title" style:family="presentation">
      <style:graphic-properties draw:stroke="none" draw:fill="none" draw:textarea-vertical-align="middle">
        <text:list-style style:name="Title1_5f__5f__5f__5f__5f__5f_-title" style:display-name="Title1__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_5f__5f__5f_-background" style:display-name="Title1_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_5f__5f__5f_-backgroundobjects" style:display-name="Title1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_5f__5f__5f_-notes" style:display-name="Title1_______-notes" style:family="presentation">
      <style:graphic-properties draw:stroke="none" draw:fill="none">
        <text:list-style style:name="Title1_5f__5f__5f__5f__5f__5f__5f_-notes" style:display-name="Title1___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_5f__5f__5f_-outline1" style:display-name="Title1_______-outline1" style:family="presentation">
      <style:graphic-properties draw:stroke="none" draw:fill="none">
        <text:list-style style:name="Title1_5f__5f__5f__5f__5f__5f__5f_-outline1" style:display-name="Title1___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_5f__5f__5f_-outline2" style:display-name="Title1_______-outline2" style:family="presentation" style:parent-style-name="Title1_5f__5f__5f_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_5f__5f__5f_-outline3" style:display-name="Title1_______-outline3" style:family="presentation" style:parent-style-name="Title1_5f__5f__5f_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_5f__5f__5f_-outline4" style:display-name="Title1_______-outline4" style:family="presentation" style:parent-style-name="Title1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_5f__5f__5f_-outline5" style:display-name="Title1_______-outline5" style:family="presentation" style:parent-style-name="Title1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outline6" style:display-name="Title1_______-outline6" style:family="presentation" style:parent-style-name="Title1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outline7" style:display-name="Title1_______-outline7" style:family="presentation" style:parent-style-name="Title1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outline8" style:display-name="Title1_______-outline8" style:family="presentation" style:parent-style-name="Title1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outline9" style:display-name="Title1_______-outline9" style:family="presentation" style:parent-style-name="Title1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subtitle" style:display-name="Title1_______-subtitle" style:family="presentation">
      <style:graphic-properties draw:stroke="none" draw:fill="none" draw:textarea-vertical-align="middle">
        <text:list-style style:name="Title1_5f__5f__5f__5f__5f__5f__5f_-subtitle" style:display-name="Title1___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_5f__5f__5f_-title" style:display-name="Title1_______-title" style:family="presentation">
      <style:graphic-properties draw:stroke="none" draw:fill="none" draw:textarea-vertical-align="middle">
        <text:list-style style:name="Title1_5f__5f__5f__5f__5f__5f__5f_-title" style:display-name="Title1___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_5f__5f__5f__5f_-background" style:display-name="Title1__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_5f__5f__5f__5f_-backgroundobjects" style:display-name="Title1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_5f__5f__5f__5f_-notes" style:display-name="Title1________-notes" style:family="presentation">
      <style:graphic-properties draw:stroke="none" draw:fill="none">
        <text:list-style style:name="Title1_5f__5f__5f__5f__5f__5f__5f__5f_-notes" style:display-name="Title1____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_5f__5f__5f__5f_-outline1" style:display-name="Title1________-outline1" style:family="presentation">
      <style:graphic-properties draw:stroke="none" draw:fill="none">
        <text:list-style style:name="Title1_5f__5f__5f__5f__5f__5f__5f__5f_-outline1" style:display-name="Title1____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_5f__5f__5f__5f_-outline2" style:display-name="Title1________-outline2" style:family="presentation" style:parent-style-name="Title1_5f__5f__5f__5f_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_5f__5f__5f__5f_-outline3" style:display-name="Title1________-outline3" style:family="presentation" style:parent-style-name="Title1_5f__5f__5f__5f_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_5f__5f__5f__5f_-outline4" style:display-name="Title1________-outline4" style:family="presentation" style:parent-style-name="Title1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_5f__5f__5f__5f_-outline5" style:display-name="Title1________-outline5" style:family="presentation" style:parent-style-name="Title1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outline6" style:display-name="Title1________-outline6" style:family="presentation" style:parent-style-name="Title1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outline7" style:display-name="Title1________-outline7" style:family="presentation" style:parent-style-name="Title1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outline8" style:display-name="Title1________-outline8" style:family="presentation" style:parent-style-name="Title1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outline9" style:display-name="Title1________-outline9" style:family="presentation" style:parent-style-name="Title1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subtitle" style:display-name="Title1________-subtitle" style:family="presentation">
      <style:graphic-properties draw:stroke="none" draw:fill="none" draw:textarea-vertical-align="middle">
        <text:list-style style:name="Title1_5f__5f__5f__5f__5f__5f__5f__5f_-subtitle" style:display-name="Title1____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_5f__5f__5f__5f_-title" style:display-name="Title1________-title" style:family="presentation">
      <style:graphic-properties draw:stroke="none" draw:fill="none" draw:textarea-vertical-align="middle">
        <text:list-style style:name="Title1_5f__5f__5f__5f__5f__5f__5f__5f_-title" style:display-name="Title1____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_20__26__20_Bullets-background" style:display-name="Title &amp; Bullets-background" style:family="presentation">
      <style:graphic-properties draw:stroke="none" draw:fill="solid" draw:fill-color="#f0f0f0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cm" fo:margin-bottom="0cm" fo:line-height="100%" fo:text-align="start" fo:text-indent="0cm" style:punctuation-wrap="simple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1" fo:font-family="'Gill Sans Light'" fo:font-size="26pt" fo:letter-spacing="normal" fo:font-style="normal" fo:text-shadow="none" style:text-underline-style="none" fo:font-weight="normal" style:letter-kerning="true" fo:background-color="transparent" style:font-name-asian="Gill Sans Light1" style:font-family-asian="'Gill Sans Light'" style:font-size-asian="52pt" style:font-style-asian="normal" style:font-weight-asian="normal" style:font-name-complex="Gill Sans Light1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535353" loext:opacity="100%" style:text-line-through-style="none" style:text-line-through-type="none" style:text-position="0% 100%" style:font-name="Gill Sans Light1" fo:font-family="'Gill Sans Light'" fo:font-size="26pt" fo:letter-spacing="normal" fo:font-style="normal" style:text-underline-style="none" fo:font-weight="normal" style:font-name-asian="Gill Sans Light1" style:font-family-asian="'Gill Sans Light'" style:font-size-asian="52pt" style:font-style-asian="normal" style:font-weight-asian="normal" style:font-name-complex="Gill Sans Light1" style:font-family-complex="'Gill Sans Light'" style:font-size-complex="5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15cm" fo:margin-bottom="0cm" fo:line-height="100%" fo:text-align="start" fo:text-indent="0cm" style:punctuation-wrap="simple"/>
      <style:text-properties fo:font-variant="normal" fo:text-transform="none" fo:color="#535353" loext:opacity="100%" style:text-line-through-style="none" style:text-line-through-type="none" style:text-position="0% 100%" style:font-name="Gill Sans Light1" fo:font-family="'Gill Sans Light'" fo:font-size="26pt" fo:letter-spacing="normal" fo:font-style="normal" style:text-underline-style="none" fo:font-weight="normal" style:font-name-asian="Gill Sans Light1" style:font-family-asian="'Gill Sans Light'" style:font-size-asian="52pt" style:font-style-asian="normal" style:font-weight-asian="normal" style:font-name-complex="Gill Sans Light1" style:font-family-complex="'Gill Sans Light'" style:font-size-complex="5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cm" fo:margin-bottom="0cm" fo:line-height="100%" fo:text-align="start" fo:text-indent="0cm" style:punctuation-wrap="simple"/>
      <style:text-properties fo:font-variant="normal" fo:text-transform="none" fo:color="#535353" loext:opacity="100%" style:text-line-through-style="none" style:text-line-through-type="none" style:text-position="0% 100%" style:font-name="Gill Sans Light1" fo:font-family="'Gill Sans Light'" fo:font-size="26pt" fo:letter-spacing="normal" fo:font-style="normal" style:text-underline-style="none" fo:font-weight="normal" style:font-name-asian="Gill Sans Light1" style:font-family-asian="'Gill Sans Light'" style:font-size-asian="52pt" style:font-style-asian="normal" style:font-weight-asian="normal" style:font-name-complex="Gill Sans Light1" style:font-family-complex="'Gill Sans Light'" style:font-size-complex="5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1" fo:font-family="'Gill Sans Light'" fo:font-size="21.3999996185303pt" fo:letter-spacing="normal" fo:font-style="normal" fo:text-shadow="none" style:text-underline-style="none" fo:font-weight="normal" style:letter-kerning="true" fo:background-color="transparent" style:font-name-asian="Gill Sans Light1" style:font-family-asian="'Gill Sans Light'" style:font-size-asian="50pt" style:font-style-asian="normal" style:font-weight-asian="normal" style:font-name-complex="Gill Sans Light1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0f0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00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4" style:family="graphic" style:parent-style-name="standard">
      <style:graphic-properties draw:stroke="none" draw:fill="gradient" draw:fill-color="#00cc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5" style:family="graphic" style:parent-style-name="standard">
      <style:graphic-properties draw:stroke="none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6" style:family="graphic" style:parent-style-name="standard">
      <style:graphic-properties draw:stroke="none" draw:fill="solid" draw:fill-color="#ffffff" draw:opacity="100%" draw:opacity-name="Transparency_20_2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 draw:shadow-opacity="100%"/>
    </style:style>
    <style:style style:name="Mgr7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9" style:family="graphic" style:parent-style-name="standard">
      <style:graphic-properties draw:stroke="none" draw:fill="solid" draw:fill-color="#ffffff" draw:opacity-name="Transparency_20_5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5" style:family="graphic" style:parent-style-name="standard">
      <style:graphic-properties draw:stroke="none" draw:fill="solid" draw:fill-color="#ffffff" draw:opacity-name="Transparency_20_1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6" style:family="graphic" style:parent-style-name="standard">
      <style:graphic-properties draw:stroke="none" svg:stroke-width="0.026cm" draw:fill="solid" draw:fill-color="#10243e" draw:textarea-vertical-align="middle" draw:auto-grow-height="false" draw:fit-to-size="false" style:shrink-to-fit="false" fo:min-height="2.485cm" fo:min-width="24.92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7" style:family="graphic" style:parent-style-name="Object_20_with_20_no_20_fill_20_and_20_no_20_line">
      <style:graphic-properties draw:stroke="none" svg:stroke-width="0.141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2.465cm" fo:min-width="2.95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9" style:family="graphic" style:parent-style-name="standard">
      <style:graphic-properties draw:stroke="solid" svg:stroke-width="0.071cm" svg:stroke-color="#17375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2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2" style:family="graphic" style:parent-style-name="standard">
      <style:graphic-properties draw:stroke="none" svg:stroke-width="0.071cm" draw:fill="solid" draw:fill-color="#dce6f2" draw:textarea-vertical-align="middle" draw:auto-grow-height="false" draw:fit-to-size="false" style:shrink-to-fit="false" fo:min-height="2.925cm" fo:min-width="24.9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4" style:family="graphic" style:parent-style-name="Object_20_with_20_no_20_fill_20_and_20_no_20_line">
      <style:graphic-properties draw:stroke="solid" svg:stroke-width="0.106cm" svg:stroke-color="#d9d9d9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5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8cm" fo:min-width="0.715cm" fo:padding-top="0.13cm" fo:padding-bottom="0.13cm" fo:padding-left="0.25cm" fo:padding-right="0.25cm" fo:wrap-option="no-wrap" draw:shadow="hidden" draw:shadow-color="#1c1c1c"/>
    </style:style>
    <style:style style:name="Mgr2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8cm" fo:min-width="0.412cm" fo:padding-top="0.13cm" fo:padding-bottom="0.13cm" fo:padding-left="0.25cm" fo:padding-right="0.25cm" fo:wrap-option="no-wrap" draw:shadow="hidden" draw:shadow-color="#1c1c1c"/>
    </style:style>
    <style:style style:name="Mgr27" style:family="graphic" style:parent-style-name="standard">
      <style:graphic-properties draw:stroke="none" draw:fill="solid" draw:fill-color="#00cc00" draw:textarea-horizontal-align="left" draw:textarea-vertical-align="middle" draw:auto-grow-height="false" fo:min-height="1.058cm" fo:min-width="1.558cm" fo:padding-top="0.13cm" fo:padding-bottom="0.13cm" fo:padding-left="0.25cm" fo:padding-right="0.25cm" fo:wrap-option="no-wrap" draw:shadow="hidden" draw:shadow-color="#1c1c1c"/>
    </style:style>
    <style:style style:name="Mgr28" style:family="graphic" style:parent-style-name="standard">
      <style:graphic-properties draw:stroke="none" draw:fill="solid" draw:fill-color="#ffffff" draw:opacity-name="Transparency_20_1" draw:textarea-horizontal-align="left" draw:textarea-vertical-align="middle" draw:auto-grow-height="false" fo:min-height="1.058cm" fo:min-width="1.152cm" fo:padding-top="0.13cm" fo:padding-bottom="0.13cm" fo:padding-left="0.25cm" fo:padding-right="0.25cm" fo:wrap-option="no-wrap" draw:shadow="hidden" draw:shadow-color="#1c1c1c"/>
    </style:style>
    <style:style style:name="Mgr29" style:family="graphic" style:parent-style-name="standard">
      <style:graphic-properties draw:stroke="none" draw:fill="solid" draw:fill-color="#ff0000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="hidden" draw:shadow-color="#1c1c1c"/>
    </style:style>
    <style:style style:name="Mgr30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3cm" fo:min-width="0cm" fo:padding-top="0.13cm" fo:padding-bottom="0.13cm" fo:padding-left="0.25cm" fo:padding-right="0.25cm" fo:wrap-option="no-wrap" draw:shadow="hidden" draw:shadow-color="#1c1c1c"/>
    </style:style>
    <style:style style:name="M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32" style:family="graphic" style:parent-style-name="standard">
      <style:graphic-properties draw:stroke="none" draw:fill="solid" draw:fill-color="#ffffff" draw:opacity-name="Transparency_20_5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="hidden" draw:shadow-color="#1c1c1c"/>
    </style:style>
    <style:style style:name="Mgr33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="hidden" draw:shadow-color="#1c1c1c"/>
    </style:style>
    <style:style style:name="Mgr34" style:family="graphic" style:parent-style-name="standard" style:list-style-name="M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Mgr3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181cm"/>
      <style:paragraph-properties style:writing-mode="lr-tb"/>
    </style:style>
    <style:style style:name="Mpr2" style:family="presentation" style:parent-style-name="Default-backgroundobjects" style:list-style-name="M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3" style:family="presentation" style:parent-style-name="Default-backgroundobjects" style:list-style-name="M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" style:family="presentation" style:parent-style-name="Default-backgroundobjects" style:list-style-name="M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Title1-title">
      <style:graphic-properties draw:fill-color="#ffffff" draw:auto-grow-height="false" fo:min-height="3.181cm"/>
      <style:paragraph-properties style:writing-mode="lr-tb"/>
    </style:style>
    <style:style style:name="Mpr10" style:family="presentation" style:parent-style-name="Title1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11" style:family="presentation" style:parent-style-name="Title1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12" style:family="presentation" style:parent-style-name="Title1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13" style:family="presentation" style:parent-style-name="Title1-outline1">
      <style:graphic-properties draw:fill-color="#ffffff" draw:auto-grow-height="false" fo:min-height="12.573cm"/>
      <style:paragraph-properties style:writing-mode="lr-tb"/>
    </style:style>
    <style:style style:name="Mpr1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solid" svg:stroke-width="0.071cm" svg:stroke-color="#4f81bd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Title1_5f_-title">
      <style:graphic-properties draw:fill-color="#ffffff" draw:auto-grow-height="false" fo:min-height="3.181cm"/>
      <style:paragraph-properties style:writing-mode="lr-tb"/>
    </style:style>
    <style:style style:name="Mpr30" style:family="presentation" style:parent-style-name="Title1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31" style:family="presentation" style:parent-style-name="Title1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32" style:family="presentation" style:parent-style-name="Title1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33" style:family="presentation" style:parent-style-name="Title1_5f_-outline1">
      <style:graphic-properties draw:fill-color="#ffffff" draw:auto-grow-height="false" fo:min-height="12.573cm"/>
      <style:paragraph-properties style:writing-mode="lr-tb"/>
    </style:style>
    <style:style style:name="Mpr34" style:family="presentation" style:parent-style-name="Title1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5" style:family="presentation" style:parent-style-name="Title1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6" style:family="presentation" style:parent-style-name="Title1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7" style:family="presentation" style:parent-style-name="Title1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8" style:family="presentation" style:parent-style-name="Title1_5f__5f_-title">
      <style:graphic-properties draw:fill-color="#ffffff" draw:auto-grow-height="false" fo:min-height="3.181cm"/>
      <style:paragraph-properties style:writing-mode="lr-tb"/>
    </style:style>
    <style:style style:name="Mpr39" style:family="presentation" style:parent-style-name="Title1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0" style:family="presentation" style:parent-style-name="Title1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1" style:family="presentation" style:parent-style-name="Title1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2" style:family="presentation" style:parent-style-name="Title1_5f__5f_-outline1">
      <style:graphic-properties draw:fill-color="#ffffff" draw:auto-grow-height="false" fo:min-height="12.573cm"/>
      <style:paragraph-properties style:writing-mode="lr-tb"/>
    </style:style>
    <style:style style:name="Mpr43" style:family="presentation" style:parent-style-name="Title1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44" style:family="presentation" style:parent-style-name="Title1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45" style:family="presentation" style:parent-style-name="Title1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46" style:family="presentation" style:parent-style-name="Title1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47" style:family="presentation" style:parent-style-name="Title1_5f__5f__5f_-title">
      <style:graphic-properties draw:fill-color="#ffffff" draw:auto-grow-height="false" fo:min-height="3.181cm"/>
      <style:paragraph-properties style:writing-mode="lr-tb"/>
    </style:style>
    <style:style style:name="Mpr48" style:family="presentation" style:parent-style-name="Title1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9" style:family="presentation" style:parent-style-name="Title1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0" style:family="presentation" style:parent-style-name="Title1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1" style:family="presentation" style:parent-style-name="Title1_5f__5f__5f_-outline1">
      <style:graphic-properties draw:fill-color="#ffffff" draw:auto-grow-height="false" fo:min-height="12.573cm"/>
      <style:paragraph-properties style:writing-mode="lr-tb"/>
    </style:style>
    <style:style style:name="Mpr52" style:family="presentation" style:parent-style-name="Title1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3" style:family="presentation" style:parent-style-name="Title1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4" style:family="presentation" style:parent-style-name="Title1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5" style:family="presentation" style:parent-style-name="Title1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6" style:family="presentation" style:parent-style-name="Title1_5f__5f__5f__5f_-title">
      <style:graphic-properties draw:fill-color="#ffffff" draw:auto-grow-height="false" fo:min-height="3.181cm"/>
      <style:paragraph-properties style:writing-mode="lr-tb"/>
    </style:style>
    <style:style style:name="Mpr57" style:family="presentation" style:parent-style-name="Title1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8" style:family="presentation" style:parent-style-name="Title1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9" style:family="presentation" style:parent-style-name="Title1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60" style:family="presentation" style:parent-style-name="Title1_5f__5f__5f__5f_-outline1">
      <style:graphic-properties draw:fill-color="#ffffff" draw:auto-grow-height="false" fo:min-height="12.573cm"/>
      <style:paragraph-properties style:writing-mode="lr-tb"/>
    </style:style>
    <style:style style:name="Mpr61" style:family="presentation" style:parent-style-name="Title1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2" style:family="presentation" style:parent-style-name="Title1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3" style:family="presentation" style:parent-style-name="Title1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4" style:family="presentation" style:parent-style-name="Title1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5" style:family="presentation" style:parent-style-name="Title1_5f__5f__5f__5f__5f_-title">
      <style:graphic-properties draw:fill-color="#ffffff" draw:auto-grow-height="false" fo:min-height="3.181cm"/>
      <style:paragraph-properties style:writing-mode="lr-tb"/>
    </style:style>
    <style:style style:name="Mpr66" style:family="presentation" style:parent-style-name="Title1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67" style:family="presentation" style:parent-style-name="Title1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68" style:family="presentation" style:parent-style-name="Title1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69" style:family="presentation" style:parent-style-name="Title1_5f__5f__5f__5f__5f_-outline1">
      <style:graphic-properties draw:fill-color="#ffffff" draw:auto-grow-height="false" fo:min-height="12.573cm"/>
      <style:paragraph-properties style:writing-mode="lr-tb"/>
    </style:style>
    <style:style style:name="Mpr70" style:family="presentation" style:parent-style-name="Title1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1" style:family="presentation" style:parent-style-name="Title1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2" style:family="presentation" style:parent-style-name="Title1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3" style:family="presentation" style:parent-style-name="Title1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4" style:family="presentation" style:parent-style-name="Title1_5f__5f__5f__5f__5f__5f_-title">
      <style:graphic-properties draw:fill-color="#ffffff" draw:auto-grow-height="false" fo:min-height="3.181cm"/>
      <style:paragraph-properties style:writing-mode="lr-tb"/>
    </style:style>
    <style:style style:name="Mpr75" style:family="presentation" style:parent-style-name="Title1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76" style:family="presentation" style:parent-style-name="Title1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77" style:family="presentation" style:parent-style-name="Title1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78" style:family="presentation" style:parent-style-name="Title1_5f__5f__5f__5f__5f__5f_-outline1">
      <style:graphic-properties draw:fill-color="#ffffff" draw:auto-grow-height="false" fo:min-height="12.573cm"/>
      <style:paragraph-properties style:writing-mode="lr-tb"/>
    </style:style>
    <style:style style:name="Mpr79" style:family="presentation" style:parent-style-name="Title1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0" style:family="presentation" style:parent-style-name="Title1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1" style:family="presentation" style:parent-style-name="Title1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2" style:family="presentation" style:parent-style-name="Title1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3" style:family="presentation" style:parent-style-name="Title1_5f__5f__5f__5f__5f__5f__5f_-title">
      <style:graphic-properties draw:fill-color="#ffffff" draw:auto-grow-height="false" fo:min-height="3.181cm"/>
      <style:paragraph-properties style:writing-mode="lr-tb"/>
    </style:style>
    <style:style style:name="Mpr84" style:family="presentation" style:parent-style-name="Title1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85" style:family="presentation" style:parent-style-name="Title1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86" style:family="presentation" style:parent-style-name="Title1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87" style:family="presentation" style:parent-style-name="Title1_5f__5f__5f__5f__5f__5f__5f_-outline1">
      <style:graphic-properties draw:fill-color="#ffffff" draw:auto-grow-height="false" fo:min-height="12.573cm"/>
      <style:paragraph-properties style:writing-mode="lr-tb"/>
    </style:style>
    <style:style style:name="Mpr88" style:family="presentation" style:parent-style-name="Title1_5f_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9" style:family="presentation" style:parent-style-name="Title1_5f_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0" style:family="presentation" style:parent-style-name="Title1_5f_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1" style:family="presentation" style:parent-style-name="Title1_5f_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2" style:family="presentation" style:parent-style-name="Title1_5f__5f__5f__5f__5f__5f__5f__5f_-title">
      <style:graphic-properties draw:fill-color="#ffffff" draw:auto-grow-height="false" fo:min-height="3.181cm"/>
      <style:paragraph-properties style:writing-mode="lr-tb"/>
    </style:style>
    <style:style style:name="Mpr93" style:family="presentation" style:parent-style-name="Title1_5f_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94" style:family="presentation" style:parent-style-name="Title1_5f_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95" style:family="presentation" style:parent-style-name="Title1_5f_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96" style:family="presentation" style:parent-style-name="Title1_5f__5f__5f__5f__5f__5f__5f__5f_-outline1">
      <style:graphic-properties draw:fill-color="#ffffff" draw:auto-grow-height="false" fo:min-height="12.573cm"/>
      <style:paragraph-properties style:writing-mode="lr-tb"/>
    </style:style>
    <style:style style:name="Mpr97" style:family="presentation" style:parent-style-name="Title1_5f__5f_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8" style:family="presentation" style:parent-style-name="Title1_5f__5f_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9" style:family="presentation" style:parent-style-name="Title1_5f__5f_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0" style:family="presentation" style:parent-style-name="Title1_5f__5f_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10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0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04" style:family="presentation" style:parent-style-name="Title_20__26__20_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cc00"/>
      <style:paragraph-properties style:writing-mode="lr-tb"/>
    </style:style>
    <style:style style:name="MP6" style:family="paragraph">
      <loext:graphic-properties draw:fill="gradient" draw:fill-color="#00cc00" draw:fill-gradient-name="Gradient_20_7"/>
      <style:paragraph-properties style:writing-mode="lr-tb"/>
    </style:style>
    <style:style style:name="MP7" style:family="paragraph">
      <loext:graphic-properties draw:fill="solid" draw:fill-color="#0000ff"/>
      <style:paragraph-properties style:writing-mode="lr-tb"/>
    </style:style>
    <style:style style:name="MP8" style:family="paragraph">
      <loext:graphic-properties draw:fill="solid" draw:fill-color="#ffffff" draw:opacity="100%" draw:opacity-name="Transparency_20_2"/>
      <style:paragraph-properties style:writing-mode="lr-tb"/>
    </style:style>
    <style:style style:name="MP9" style:family="paragraph">
      <loext:graphic-properties draw:fill="solid" draw:fill-color="#ff0000"/>
      <style:paragraph-properties style:writing-mode="lr-tb"/>
    </style:style>
    <style:style style:name="MP10" style:family="paragraph">
      <loext:graphic-properties draw:fill="solid" draw:fill-color="#1c1c1c"/>
      <style:paragraph-properties style:writing-mode="lr-tb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-color="#ffffff"/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line-height="100%" fo:text-indent="0cm" style:writing-mode="lr-tb"/>
    </style:style>
    <style:style style:name="MP14" style:family="paragraph">
      <loext:graphic-properties draw:fill="none" draw:fill-color="#00e4a8"/>
      <style:paragraph-properties fo:margin-left="0cm" fo:margin-right="0cm" fo:line-height="100%" fo:text-indent="0cm" style:writing-mode="lr-tb"/>
    </style:style>
    <style:style style:name="MP15" style:family="paragraph">
      <style:paragraph-properties fo:margin-left="0cm" fo:margin-right="0cm" fo:line-height="100%" fo:text-align="center" fo:text-indent="0cm" style:writing-mode="lr-tb"/>
    </style:style>
    <style:style style:name="MP16" style:family="paragraph">
      <loext:graphic-properties draw:fill="none" draw:fill-color="#00e4a8"/>
      <style:paragraph-properties fo:margin-left="0cm" fo:margin-right="0cm" fo:line-height="100%" fo:text-align="center" fo:text-indent="0cm" style:writing-mode="lr-tb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00e4a8"/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solid" draw:fill-color="#ffffff" draw:opacity-name="Transparency_20_5"/>
      <style:paragraph-properties style:writing-mode="lr-tb"/>
    </style:style>
    <style:style style:name="MP20" style:family="paragraph">
      <loext:graphic-properties draw:fill="gradient" draw:fill-color="#1c1c1c" draw:fill-gradient-name="Gradient_20_10"/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solid" draw:fill-color="#ffffff"/>
      <style:paragraph-properties fo:text-align="center"/>
    </style:style>
    <style:style style:name="MP23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24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25" style:family="paragraph">
      <loext:graphic-properties draw:fill="solid" draw:fill-color="#3333cc"/>
      <style:paragraph-properties style:writing-mode="lr-tb"/>
    </style:style>
    <style:style style:name="MP26" style:family="paragraph">
      <loext:graphic-properties draw:fill="gradient" draw:fill-color="#3333cc" draw:fill-gradient-name="Gradient_20_8"/>
      <style:paragraph-properties style:writing-mode="lr-tb"/>
    </style:style>
    <style:style style:name="MP27" style:family="paragraph">
      <loext:graphic-properties draw:fill="solid" draw:fill-color="#ffffff" draw:opacity-name="Transparency_20_1"/>
      <style:paragraph-properties style:writing-mode="lr-tb"/>
    </style:style>
    <style:style style:name="MP28" style:family="paragraph">
      <style:paragraph-properties fo:margin-left="0.952cm" fo:margin-right="0cm" fo:text-indent="-0.952cm"/>
    </style:style>
    <style:style style:name="MP29" style:family="paragraph">
      <loext:graphic-properties draw:fill-color="#ffffff"/>
      <style:paragraph-properties fo:margin-left="1.2cm" fo:margin-right="0cm" fo:text-indent="0cm" style:writing-mode="lr-tb"/>
    </style:style>
    <style:style style:name="MP30" style:family="paragraph">
      <loext:graphic-properties draw:fill="solid" draw:fill-color="#10243e"/>
      <style:paragraph-properties fo:text-align="start" style:font-independent-line-spacing="true"/>
      <style:text-properties fo:font-size="18pt"/>
    </style:style>
    <style:style style:name="MP31" style:family="paragraph">
      <loext:graphic-properties draw:fill="none"/>
      <style:paragraph-properties fo:text-align="start"/>
      <style:text-properties fo:font-size="18pt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5" style:family="paragraph">
      <style:paragraph-properties fo:text-align="start"/>
    </style:style>
    <style:style style:name="MP3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3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4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42" style:family="paragraph">
      <style:paragraph-properties style:writing-mode="lr-tb"/>
      <style:text-properties fo:font-size="14pt" style:font-size-asian="14pt" style:font-size-complex="14pt"/>
    </style:style>
    <style:style style:name="MP4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4" style:family="paragraph">
      <style:paragraph-properties fo:text-align="end" style:writing-mode="lr-tb"/>
      <style:text-properties fo:font-size="14pt" style:font-size-asian="14pt" style:font-size-complex="14pt"/>
    </style:style>
    <style:style style:name="MP4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46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MP47" style:family="paragraph">
      <style:paragraph-properties fo:margin-top="0cm" fo:margin-bottom="0cm" fo:line-height="100%" fo:text-align="center" style:punctuation-wrap="simple" style:writing-mode="lr-tb"/>
    </style:style>
    <style:style style:name="MP4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4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5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51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5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5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54" style:family="paragraph">
      <loext:graphic-properties draw:fill="none"/>
      <style:paragraph-properties fo:text-align="start" style:writing-mode="lr-tb" style:font-independent-line-spacing="true"/>
      <style:text-properties fo:font-size="100pt"/>
    </style:style>
    <style:style style:name="MP55" style:family="paragraph">
      <style:paragraph-properties fo:margin-left="0cm" fo:margin-right="0cm" fo:margin-top="0.529cm" fo:margin-bottom="0cm" fo:line-height="120%" fo:text-align="start" fo:text-indent="0cm" style:writing-mode="lr-tb"/>
      <style:text-properties fo:hyphenate="false"/>
    </style:style>
    <style:style style:name="MP56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MP5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5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5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ahoma" fo:font-size="14pt" fo:language="en" fo:country="GB" style:font-size-asian="14pt" style:font-size-complex="14pt"/>
    </style:style>
    <style:style style:name="MT3" style:family="text">
      <style:text-properties style:font-name="Tahoma" fo:font-size="12pt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GB" style:font-size-asian="14pt" style:font-size-complex="14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17375e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4f6228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953735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604a7b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17375e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14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15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16" style:family="text">
      <style:text-properties fo:font-variant="normal" fo:text-transform="none" fo:color="#6600ff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17" style:family="text">
      <style:text-properties fo:font-variant="normal" fo:text-transform="none" fo:color="#6633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text-transform="uppercase" fo:color="#535353" loext:opacity="100%" style:text-line-through-style="none" style:text-line-through-type="none" style:text-position="0% 100%" style:font-name="Gill Sans Light1" fo:font-size="100pt" fo:letter-spacing="normal" fo:font-style="normal" style:text-underline-style="none" fo:font-weight="normal" style:font-name-asian="Gill Sans Light1" style:font-size-asian="100pt" style:font-style-asian="normal" style:font-weight-asian="normal" style:font-name-complex="Gill Sans Light1" style:font-size-complex="100pt" style:font-style-complex="normal" style:font-weight-complex="normal"/>
    </style:style>
    <style:style style:name="MT21" style:family="text">
      <style:text-properties fo:font-variant="normal" fo:text-transform="none" fo:color="#535353" loext:opacity="100%" style:text-line-through-style="none" style:text-line-through-type="none" style:text-position="0% 100%" style:font-name="Gill Sans Light1" fo:font-size="64pt" fo:letter-spacing="normal" fo:font-style="normal" style:text-underline-style="none" fo:font-weight="normal" style:font-name-asian="Gill Sans Light1" style:font-size-asian="64pt" style:font-style-asian="normal" style:font-weight-asian="normal" style:font-name-complex="Gill Sans Light1" style:font-size-complex="64pt" style:font-style-complex="normal" style:font-weight-complex="normal"/>
    </style:style>
    <style:style style:name="MT22" style:family="text">
      <style:text-properties fo:font-variant="normal" fo:text-transform="none" fo:color="#9da5b4" loext:opacity="100%" style:text-line-through-style="none" style:text-line-through-type="none" style:text-position="0% 100%" style:font-name="Gill Sans1" fo:font-size="24pt" fo:letter-spacing="normal" fo:font-style="italic" style:text-underline-style="none" fo:font-weight="normal" style:font-name-asian="Gill Sans1" style:font-size-asian="24pt" style:font-style-asian="italic" style:font-weight-asian="normal" style:font-name-complex="Gill Sans1" style:font-size-complex="24pt" style:font-style-complex="italic" style:font-weight-complex="normal"/>
    </style:style>
    <style:style style:name="MT23" style:family="text">
      <style:text-properties fo:font-variant="normal" fo:text-transform="none" fo:color="#797979" loext:opacity="100%" style:text-line-through-style="none" style:text-line-through-type="none" style:text-position="0% 100%" style:font-name="Gill Sans1" fo:font-size="24pt" fo:letter-spacing="normal" fo:font-style="italic" style:text-underline-style="none" fo:font-weight="normal" style:font-name-asian="Gill Sans1" style:font-size-asian="24pt" style:font-style-asian="italic" style:font-weight-asian="normal" style:font-name-complex="Gill Sans1" style:font-size-complex="24pt" style:font-style-complex="italic" style:font-weight-complex="normal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ahoma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Tahoma" fo:color="#1c1c1c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5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cc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7979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217cm" svg:height="1.318cm" svg:x="0.807cm" svg:y="0.47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3cm" svg:height="1.318cm" svg:x="1.87cm" svg:y="0.479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.058cm" svg:height="1.318cm" svg:x="1.151cm" svg:y="1.652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652cm" svg:height="1.318cm" svg:x="1.557cm" svg:y="1.652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7cm" svg:height="1.173cm" svg:x="0cm" svg:y="1.449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4cm" svg:x="1.764cm" svg:y="0.179cm">
        <text:p/>
        <draw:enhanced-geometry svg:viewBox="0 0 21600 21600" draw:type="rectangle" draw:enhanced-path="M 0 0 L 21600 0 21600 21600 0 21600 0 0 Z N"/>
      </draw:custom-shape>
      <draw:frame presentation:style-name="Mpr1" draw:text-style-name="MP12" draw:layer="backgroundobjects" svg:width="21.647cm" svg:height="3.176cm" svg:x="2.751cm" svg:y="-0.002cm" presentation:class="title">
        <draw:text-box>
          <text:p text:style-name="MP11">Click to edit the title text format</text:p>
        </draw:text-box>
      </draw:frame>
      <draw:frame presentation:style-name="Default-outline1" draw:layer="backgroundobjects" svg:width="21.59cm" svg:height="11.049cm" svg:x="3.175cm" svg:y="9.525cm" presentation:class="outline" presentation:placeholder="true">
        <draw:text-box/>
      </draw:frame>
      <draw:frame presentation:style-name="Mpr2" draw:text-style-name="MP14" draw:layer="backgroundobjects" svg:width="5.292cm" svg:height="1.271cm" svg:x="2.54cm" svg:y="17.567cm" presentation:class="date-time">
        <draw:text-box>
          <text:p text:style-name="MP13"><text:span text:style-name="MT2"><presentation:date-time/></text:span></text:p>
        </draw:text-box>
      </draw:frame>
      <draw:frame presentation:style-name="Mpr3" draw:text-style-name="MP16" draw:layer="backgroundobjects" svg:width="8.044cm" svg:height="1.271cm" svg:x="9.313cm" svg:y="17.567cm" presentation:class="footer">
        <draw:text-box>
          <text:p text:style-name="MP15"><text:span text:style-name="MT2"><presentation:footer/></text:span></text:p>
        </draw:text-box>
      </draw:frame>
      <draw:frame presentation:style-name="Mpr4" draw:text-style-name="MP18" draw:layer="backgroundobjects" svg:width="5.292cm" svg:height="1.271cm" svg:x="18.838cm" svg:y="17.567cm" presentation:class="page-number">
        <draw:text-box>
          <text:p text:style-name="MP17"><text:span text:style-name="MT2"><text:page-number>&lt;number&gt;</text:page-number></text:span></text:p>
        </draw:text-box>
      </draw:frame>
      <draw:custom-shape draw:style-name="Mgr9" draw:text-style-name="MP19" draw:layer="backgroundobjects" svg:width="1.557cm" svg:height="1.173cm" svg:x="0.001cm" svg:y="1.45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0.713cm" svg:height="0.088cm" svg:x="0.878cm" svg:y="2.375cm">
        <text:p/>
        <draw:enhanced-geometry svg:viewBox="0 0 21600 21600" draw:type="rectangle" draw:enhanced-path="M 0 0 L 21600 0 21600 21600 0 21600 0 0 Z N"/>
      </draw:custom-shape>
      <draw:frame draw:style-name="Mgr11" draw:text-style-name="MP21" draw:layer="backgroundobjects" svg:width="8.902cm" svg:height="1.78cm" svg:x="10.848cm" svg:y="17.294cm">
        <draw:image xlink:href="Pictures/10000000000001F4000000649AB04DEAF31B4F4F.png" xlink:type="simple" xlink:show="embed" xlink:actuate="onLoad" draw:mime-type="image/png">
          <text:p/>
        </draw:image>
      </draw:frame>
      <draw:frame draw:style-name="Mgr11" draw:text-style-name="MP21" draw:layer="backgroundobjects" svg:width="2.952cm" svg:height="3.03cm" svg:x="22.1cm" svg:y="0.27cm">
        <draw:image xlink:href="Pictures/100000010000015A00000163FA295BF43B9799CA.png" xlink:type="simple" xlink:show="embed" xlink:actuate="onLoad" draw:mime-type="image/png">
          <text:p/>
        </draw:image>
      </draw:fram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5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g>
        <draw:custom-shape draw:style-name="Mgr13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3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15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9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10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11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12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presentation:style-name="Mpr13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9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draw:frame draw:style-name="Mgr11" draw:text-style-name="MP21" draw:layer="backgroundobjects" svg:width="13.618cm" svg:height="2.723cm" svg:x="9.734cm" svg:y="14.149cm">
        <draw:image xlink:href="Pictures/10000000000001F4000000649AB04DEAF31B4F4F.png" xlink:type="simple" xlink:show="embed" xlink:actuate="onLoad" draw:mime-type="image/png">
          <text:p/>
        </draw:image>
      </draw:frame>
      <draw:frame draw:style-name="Mgr11" draw:text-style-name="MP21" draw:layer="backgroundobjects" svg:width="4.902cm" svg:height="5.03cm" svg:x="10.598cm" svg:y="6.47cm">
        <draw:image xlink:href="Pictures/100000010000015A00000163FA295BF43B9799CA.png" xlink:type="simple" xlink:show="embed" xlink:actuate="onLoad" draw:mime-type="image/png">
          <text:p/>
        </draw:image>
      </draw:fram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14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5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6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17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16" draw:text-style-name="MP30" draw:layer="backgroundobjects" svg:width="25.424cm" svg:height="2.734cm" svg:x="0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7" draw:text-style-name="MP31" draw:layer="backgroundobjects" svg:width="2.38cm" svg:height="2.707cm" svg:x="23.041cm" svg:y="-0.028cm">
        <draw:image xlink:href="Pictures/10000001000000E900000109E23CDE391AF2D462.png" xlink:type="simple" xlink:show="embed" xlink:actuate="onLoad" draw:mime-type="image/png">
          <text:p/>
        </draw:image>
      </draw:frame>
      <draw:custom-shape draw:name="Rectangle 10" draw:style-name="Mgr18" draw:text-style-name="MP32" draw:layer="backgroundobjects" svg:width="3.453cm" svg:height="2.7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5" draw:style-name="Mgr19" draw:text-style-name="MP31" draw:layer="backgroundobjects" svg:x1="0.036cm" svg:y1="18.187cm" svg:x2="25.388cm" svg:y2="18.187cm">
        <text:p/>
      </draw:line>
      <draw:line draw:name="Straight Connector 11" draw:style-name="Mgr19" draw:text-style-name="MP31" draw:layer="backgroundobjects" svg:x1="0cm" svg:y1="2.751cm" svg:x2="25.424cm" svg:y2="2.751cm">
        <text:p/>
      </draw:line>
      <draw:frame draw:name="Title 1" presentation:style-name="Mpr18" draw:text-style-name="MP34" draw:layer="backgroundobjects" svg:width="22.969cm" svg:height="2.743cm" svg:x="0cm" svg:y="-0.009cm" presentation:class="title" presentation:user-transformed="true">
        <draw:text-box>
          <text:p text:style-name="MP33"><text:span text:style-name="MT5">Click </text:span><text:span text:style-name="MT5">to </text:span><text:span text:style-name="MT5">edit </text:span><text:span text:style-name="MT5">Mast</text:span><text:span text:style-name="MT5">er </text:span><text:span text:style-name="MT5">title </text:span><text:span text:style-name="MT5">style</text:span></text:p>
        </draw:text-box>
      </draw:frame>
      <draw:frame draw:name="Content Placeholder 2" presentation:style-name="Mpr19" draw:text-style-name="MP37" draw:layer="backgroundobjects" svg:width="24.765cm" svg:height="15.435cm" svg:x="0.331cm" svg:y="2.752cm" presentation:class="outline" presentation:user-transformed="true">
        <draw:text-box>
          <text:list text:style-name="ML7">
            <text:list-item>
              <text:p text:style-name="MP35"><text:span text:style-name="MT6">Click to edit the outline text format</text:span></text:p>
              <text:list>
                <text:list-item>
                  <text:p text:style-name="MP35"><text:span text:style-name="MT6">Second Outline Level</text:span></text:p>
                  <text:list>
                    <text:list-item>
                      <text:p text:style-name="MP35"><text:span text:style-name="MT6">Third Outline Level</text:span></text:p>
                      <text:list>
                        <text:list-item>
                          <text:p text:style-name="MP35"><text:span text:style-name="MT6">Fourth Outline Level</text:span></text:p>
                          <text:list>
                            <text:list-item>
                              <text:p text:style-name="MP35"><text:span text:style-name="MT6">Fifth Outline Level</text:span></text:p>
                              <text:list>
                                <text:list-item>
                                  <text:p text:style-name="MP35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36"><text:span text:style-name="MT9">Fourth level</text:span></text:p>
                                                </text:list-item>
                                                <text:list-item>
                                                  <text:p text:style-name="MP3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38" draw:layer="backgroundobjects" svg:width="4.813cm" svg:height="0.793cm" svg:x="0.047cm" svg:y="18.213cm" presentation:class="date-time" presentation:user-transformed="true">
        <draw:text-box>
          <text:p/>
        </draw:text-box>
      </draw:frame>
      <draw:frame draw:name="Footer Placeholder 4" presentation:style-name="Mpr21" draw:text-style-name="MP40" draw:layer="backgroundobjects" svg:width="21.801cm" svg:height="0.861cm" svg:x="1.552cm" svg:y="18.188cm" presentation:class="footer" presentation:user-transformed="true">
        <draw:text-box>
          <text:p text:style-name="MP39"><text:span text:style-name="MT11">MICE Optics </text:span><text:span text:style-name="MT11">Review (RAL, </text:span><text:span text:style-name="MT11">January 14-15, </text:span><text:span text:style-name="MT11">2016)</text:span></text:p>
        </draw:text-box>
      </draw:frame>
      <draw:frame draw:name="Slide Number Placeholder 5" presentation:style-name="Mpr21" draw:text-style-name="MP40" draw:layer="backgroundobjects" svg:width="3.174cm" svg:height="0.861cm" svg:x="22.225cm" svg:y="18.188cm" presentation:class="page-number" presentation:user-transformed="true">
        <draw:text-box>
          <text:p text:style-name="MP41"><text:span text:style-name="MT11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43" draw:layer="backgroundobjects" svg:width="9.113cm" svg:height="1.484cm" svg:x="0cm" svg:y="0cm" presentation:class="header">
          <draw:text-box>
            <text:p text:style-name="MP42"><text:span text:style-name="MT1"><presentation:header/></text:span></text:p>
          </draw:text-box>
        </draw:frame>
        <draw:frame presentation:style-name="Mpr22" draw:text-style-name="MP45" draw:layer="backgroundobjects" svg:width="9.113cm" svg:height="1.484cm" svg:x="11.886cm" svg:y="0cm" presentation:class="date-time">
          <draw:text-box>
            <text:p text:style-name="MP44"><text:span text:style-name="MT1"><presentation:date-time/></text:span></text:p>
          </draw:text-box>
        </draw:frame>
        <draw:frame presentation:style-name="Mpr23" draw:text-style-name="MP43" draw:layer="backgroundobjects" svg:width="9.113cm" svg:height="1.484cm" svg:x="0cm" svg:y="28.215cm" presentation:class="footer">
          <draw:text-box>
            <text:p text:style-name="MP42"><text:span text:style-name="MT1"><presentation:footer/></text:span></text:p>
          </draw:text-box>
        </draw:frame>
        <draw:frame presentation:style-name="Mpr23" draw:text-style-name="MP45" draw:layer="backgroundobjects" svg:width="9.113cm" svg:height="1.484cm" svg:x="11.886cm" svg:y="28.215cm" presentation:class="page-number">
          <draw:text-box>
            <text:p text:style-name="MP44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Picture 6" draw:style-name="Mgr20" draw:text-style-name="MP31" draw:layer="backgroundobjects" svg:width="3.597cm" svg:height="0.65cm" svg:x="0.423cm" svg:y="17.992cm">
        <draw:image xlink:href="Pictures/10000000000000C800000024099EFC7671446DEC.png" xlink:type="simple" xlink:show="embed" xlink:actuate="onLoad" draw:mime-type="image/png">
          <text:p/>
        </draw:image>
      </draw:frame>
      <draw:frame draw:name="Picture 2" draw:style-name="Mgr21" draw:text-style-name="MP31" draw:layer="backgroundobjects" svg:width="2.574cm" svg:height="2.896cm" svg:x="22.225cm" svg:y="0.212cm">
        <draw:image xlink:href="Pictures/1000000100000098000000ABE2F5DB4DCB7FF1A8.png" xlink:type="simple" xlink:show="embed" xlink:actuate="onLoad" draw:mime-type="image/png">
          <text:p/>
        </draw:image>
      </draw:frame>
      <draw:frame draw:name="Picture 3" draw:style-name="Mgr21" draw:text-style-name="MP31" draw:layer="backgroundobjects" svg:width="2.42cm" svg:height="2.438cm" svg:x="0.635cm" svg:y="0.441cm">
        <draw:image xlink:href="Pictures/100000010000008F0000009096D8E4C10FDEE090.png" xlink:type="simple" xlink:show="embed" xlink:actuate="onLoad" draw:mime-type="image/png">
          <text:p/>
        </draw:image>
      </draw:frame>
      <draw:custom-shape draw:name="Rectangle 8" draw:style-name="Mgr22" draw:text-style-name="MP46" draw:layer="backgroundobjects" svg:width="25.399cm" svg:height="3.1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3" draw:style-name="Mgr23" draw:text-style-name="MP31" draw:layer="backgroundobjects" svg:x1="0.211cm" svg:y1="17.78cm" svg:x2="24.976cm" svg:y2="17.78cm">
        <text:p/>
      </draw:line>
      <draw:frame draw:name="Picture 2" draw:style-name="Mgr24" draw:text-style-name="MP31" draw:layer="backgroundobjects" svg:width="2.38cm" svg:height="2.707cm" svg:x="22.763cm" svg:y="0.247cm">
        <draw:image xlink:href="Pictures/10000001000000E900000109E23CDE391AF2D462.png" xlink:type="simple" xlink:show="embed" xlink:actuate="onLoad" draw:mime-type="image/png">
          <text:p/>
        </draw:image>
      </draw:frame>
      <draw:frame draw:name="Title 1" presentation:style-name="Mpr24" draw:text-style-name="MP48" draw:layer="backgroundobjects" svg:width="18.626cm" svg:height="3.174cm" svg:x="4.126cm" svg:y="0cm" presentation:class="title" presentation:user-transformed="true">
        <draw:text-box>
          <text:p text:style-name="MP47"><text:span text:style-name="MT12">Click </text:span><text:span text:style-name="MT12">to </text:span><text:span text:style-name="MT12">edit </text:span><text:span text:style-name="MT12">Mast</text:span><text:span text:style-name="MT12">er </text:span><text:span text:style-name="MT12">title </text:span><text:span text:style-name="MT12">style</text:span></text:p>
        </draw:text-box>
      </draw:frame>
      <draw:frame draw:name="Content Placeholder 2" presentation:style-name="Mpr25" draw:text-style-name="MP37" draw:layer="backgroundobjects" svg:width="25.399cm" svg:height="14.392cm" svg:x="0cm" svg:y="3.175cm" presentation:class="outline" presentation:user-transformed="true">
        <draw:text-box>
          <text:list text:style-name="ML7">
            <text:list-item>
              <text:p text:style-name="MP35"><text:span text:style-name="MT13">Click to edit the outline text format</text:span></text:p>
              <text:list>
                <text:list-item>
                  <text:p text:style-name="MP35"><text:span text:style-name="MT13">Second Outline Level</text:span></text:p>
                  <text:list>
                    <text:list-item>
                      <text:p text:style-name="MP35"><text:span text:style-name="MT13">Third Outline Level</text:span></text:p>
                      <text:list>
                        <text:list-item>
                          <text:p text:style-name="MP35"><text:span text:style-name="MT13">Fourth Outline Level</text:span></text:p>
                          <text:list>
                            <text:list-item>
                              <text:p text:style-name="MP35"><text:span text:style-name="MT13">Fifth Outline Level</text:span></text:p>
                              <text:list>
                                <text:list-item>
                                  <text:p text:style-name="MP35"><text:span text:style-name="MT13">Sixth Outline Level</text:span></text:p>
                                  <text:list>
                                    <text:list-item>
                                      <text:p><text:span text:style-name="MT13">Seventh Outline LevelClick to edit Master text styles</text:span></text:p>
                                      <text:list>
                                        <text:list-item>
                                          <text:p><text:span text:style-name="MT14">Second level</text:span></text:p>
                                          <text:list>
                                            <text:list-item>
                                              <text:p><text:span text:style-name="MT15">Third level</text:span></text:p>
                                              <text:list>
                                                <text:list-item>
                                                  <text:p text:style-name="MP49"><text:span text:style-name="MT16">Fourth level</text:span></text:p>
                                                </text:list-item>
                                                <text:list-item>
                                                  <text:p text:style-name="MP49"><text:span text:style-name="MT1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4" presentation:style-name="Mpr26" draw:text-style-name="MP40" draw:layer="backgroundobjects" svg:width="5.926cm" svg:height="1.013cm" svg:x="19.473cm" svg:y="18.036cm" presentation:class="page-number" presentation:user-transformed="true">
        <draw:text-box>
          <text:p text:style-name="MP50"><text:span text:style-name="MT18"><text:page-number>&lt;number&gt;</text:page-number></text:span></text:p>
        </draw:text-box>
      </draw:frame>
      <draw:frame draw:name="Footer Placeholder 5" presentation:style-name="Mpr26" draw:text-style-name="MP40" draw:layer="backgroundobjects" svg:width="11.641cm" svg:height="1.013cm" svg:x="6.985cm" svg:y="18.036cm" presentation:class="footer" presentation:user-transformed="true">
        <draw:text-box>
          <text:p text:style-name="MP51"><text:span text:style-name="MT19">MICE Optics </text:span><text:span text:style-name="MT19">Review <text:s text:c="9"/></text:span><text:span text:style-name="MT19">January 14, 2016 <text:s/></text:span><text:span text:style-name="MT19"><text:s text:c="11"/>Alan Bross <text:s/></text:span><text:span text:style-name="MT19"><text:s/></text:span></text:p>
        </draw:text-box>
      </draw:frame>
      <draw:frame draw:name="Picture 2" draw:style-name="Mgr21" draw:text-style-name="MP31" draw:layer="backgroundobjects" svg:width="2.42cm" svg:height="2.438cm" svg:x="0.635cm" svg:y="0.271cm">
        <draw:image xlink:href="Pictures/100000010000008F0000009096D8E4C10FDEE090.png" xlink:type="simple" xlink:show="embed" xlink:actuate="onLoad" draw:mime-type="image/png">
          <text:p/>
        </draw:image>
      </draw:frame>
      <presentation:notes style:page-layout-name="PM0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3" draw:layer="backgroundobjects" svg:width="9.113cm" svg:height="1.484cm" svg:x="0cm" svg:y="0cm" presentation:class="header">
          <draw:text-box>
            <text:p text:style-name="MP42"><text:span text:style-name="MT1"><presentation:header/></text:span></text:p>
          </draw:text-box>
        </draw:frame>
        <draw:frame presentation:style-name="Mpr27" draw:text-style-name="MP45" draw:layer="backgroundobjects" svg:width="9.113cm" svg:height="1.484cm" svg:x="11.886cm" svg:y="0cm" presentation:class="date-time">
          <draw:text-box>
            <text:p text:style-name="MP44"><text:span text:style-name="MT1"><presentation:date-time/></text:span></text:p>
          </draw:text-box>
        </draw:frame>
        <draw:frame presentation:style-name="Mpr28" draw:text-style-name="MP43" draw:layer="backgroundobjects" svg:width="9.113cm" svg:height="1.484cm" svg:x="0cm" svg:y="28.215cm" presentation:class="footer">
          <draw:text-box>
            <text:p text:style-name="MP42"><text:span text:style-name="MT1"><presentation:footer/></text:span></text:p>
          </draw:text-box>
        </draw:frame>
        <draw:frame presentation:style-name="Mpr28" draw:text-style-name="MP45" draw:layer="backgroundobjects" svg:width="9.113cm" svg:height="1.484cm" svg:x="11.886cm" svg:y="28.215cm" presentation:class="page-number">
          <draw:text-box>
            <text:p text:style-name="MP44"><text:span text:style-name="MT1"><text:page-number>&lt;number&gt;</text:page-number></text:span></text:p>
          </draw:text-box>
        </draw:frame>
      </presentation:notes>
    </style:master-page>
    <style:master-page style:name="Title1_5f_" style:display-name="Title1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29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30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31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32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33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34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35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-title" draw:layer="backgroundobjects" svg:width="12.7cm" svg:height="9.526cm" svg:x="3.175cm" svg:y="1.904cm" presentation:class="page"/>
        <draw:frame presentation:style-name="Title1_5f_-notes" draw:layer="backgroundobjects" svg:width="13.97cm" svg:height="11.431cm" svg:x="2.54cm" svg:y="12.065cm" presentation:class="notes" presentation:placeholder="true">
          <draw:text-box/>
        </draw:frame>
        <draw:frame presentation:style-name="Mpr36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37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" style:display-name="Title1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38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39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40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41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42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43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4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-title" draw:layer="backgroundobjects" svg:width="12.7cm" svg:height="9.526cm" svg:x="3.175cm" svg:y="1.904cm" presentation:class="page"/>
        <draw:frame presentation:style-name="Title1_5f__5f_-notes" draw:layer="backgroundobjects" svg:width="13.97cm" svg:height="11.431cm" svg:x="2.54cm" svg:y="12.065cm" presentation:class="notes" presentation:placeholder="true">
          <draw:text-box/>
        </draw:frame>
        <draw:frame presentation:style-name="Mpr45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46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" style:display-name="Title1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47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48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49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50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51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52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3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-title" draw:layer="backgroundobjects" svg:width="12.7cm" svg:height="9.526cm" svg:x="3.175cm" svg:y="1.904cm" presentation:class="page"/>
        <draw:frame presentation:style-name="Title1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54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55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" style:display-name="Title1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56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57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58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59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60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61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2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-title" draw:layer="backgroundobjects" svg:width="12.7cm" svg:height="9.526cm" svg:x="3.175cm" svg:y="1.904cm" presentation:class="page"/>
        <draw:frame presentation:style-name="Title1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3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64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_5f_" style:display-name="Title1_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65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66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67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68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69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70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1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_5f_-title" draw:layer="backgroundobjects" svg:width="12.7cm" svg:height="9.526cm" svg:x="3.175cm" svg:y="1.904cm" presentation:class="page"/>
        <draw:frame presentation:style-name="Title1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72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73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_5f__5f_" style:display-name="Title1__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74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75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76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77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>
          <text:p/>
        </draw:image>
      </draw:frame>
      <draw:frame presentation:style-name="Mpr78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79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0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_5f__5f_-title" draw:layer="backgroundobjects" svg:width="12.7cm" svg:height="9.526cm" svg:x="3.175cm" svg:y="1.904cm" presentation:class="page"/>
        <draw:frame presentation:style-name="Title1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81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82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_5f__5f__5f_" style:display-name="Title1___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83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84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85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86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>
          <text:p/>
        </draw:image>
      </draw:frame>
      <draw:frame presentation:style-name="Mpr87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88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9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_5f__5f__5f_-title" draw:layer="backgroundobjects" svg:width="12.7cm" svg:height="9.526cm" svg:x="3.175cm" svg:y="1.904cm" presentation:class="page"/>
        <draw:frame presentation:style-name="Title1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90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91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_5f__5f__5f__5f_" style:display-name="Title1____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92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93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94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95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>
          <text:p/>
        </draw:image>
      </draw:frame>
      <draw:frame presentation:style-name="Mpr96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97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8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_5f__5f__5f__5f_-title" draw:layer="backgroundobjects" svg:width="12.7cm" svg:height="9.526cm" svg:x="3.175cm" svg:y="1.904cm" presentation:class="page"/>
        <draw:frame presentation:style-name="Title1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99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100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2">
      <draw:frame draw:name="Title Text" presentation:style-name="Mpr101" draw:text-style-name="MP54" draw:layer="backgroundobjects" svg:width="24.011cm" svg:height="2.982cm" svg:x="0.701cm" svg:y="0.494cm" presentation:class="title" presentation:user-transformed="true">
        <draw:text-box>
          <text:p text:style-name="MP53"><text:span text:style-name="MT20">T</text:span><text:span text:style-name="MT20">i</text:span><text:span text:style-name="MT20">t</text:span><text:span text:style-name="MT20">l</text:span><text:span text:style-name="MT20">e </text:span><text:span text:style-name="MT20">T</text:span><text:span text:style-name="MT20">e</text:span><text:span text:style-name="MT20">x</text:span><text:span text:style-name="MT20">t</text:span></text:p>
        </draw:text-box>
      </draw:frame>
      <draw:frame draw:name="Body Level One…" presentation:style-name="Mpr102" draw:text-style-name="MP56" draw:layer="backgroundobjects" svg:width="24.011cm" svg:height="13.818cm" svg:x="0.701cm" svg:y="3.82cm" presentation:class="outline" presentation:user-transformed="true">
        <draw:text-box>
          <text:list text:style-name="ML7">
            <text:list-item>
              <text:p text:style-name="MP55"><text:span text:style-name="MT21">Body Level One</text:span></text:p>
              <text:list>
                <text:list-item>
                  <text:p text:style-name="MP55"><text:span text:style-name="MT21">Body Level Two</text:span></text:p>
                  <text:list>
                    <text:list-item>
                      <text:p text:style-name="MP55"><text:span text:style-name="MT21">Body Level Three</text:span></text:p>
                      <text:list>
                        <text:list-item>
                          <text:p text:style-name="MP55"><text:span text:style-name="MT21">Body Level Four</text:span></text:p>
                          <text:list>
                            <text:list-item>
                              <text:p text:style-name="MP55"><text:span text:style-name="MT21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103" draw:text-style-name="MP58" draw:layer="backgroundobjects" svg:width="0.441cm" svg:height="0.655cm" svg:x="23.972cm" svg:y="17.892cm" presentation:class="page-number" presentation:user-transformed="true">
        <draw:text-box>
          <text:p text:style-name="MP57"><text:span text:style-name="MT22"><text:page-number>&lt;number&gt;</text:page-number></text:span></text:p>
        </draw:text-box>
      </draw:frame>
      <draw:custom-shape draw:name="I. Efthymiopoulos - February 9, 2021" draw:style-name="Mgr34" draw:text-style-name="MP60" draw:layer="backgroundobjects" svg:width="15.779cm" svg:height="1.296cm" svg:x="-4.19cm" svg:y="17.571cm">
        <text:p text:style-name="MP59"><text:span text:style-name="MT23">I. </text:span><text:span text:style-name="MT23">Efthym</text:span><text:span text:style-name="MT23">iopoul</text:span><text:span text:style-name="MT23">os - </text:span><text:span text:style-name="MT23">Februa</text:span><text:span text:style-name="MT23">ry 9, </text:span><text:span text:style-name="MT23">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Outline-Black.gif" draw:style-name="Mgr35" draw:text-style-name="MP31" draw:layer="backgroundobjects" svg:width="0.786cm" svg:height="1.047cm" svg:x="0.307cm" svg:y="17.697cm">
        <draw:image xlink:href="Pictures/10000001000000B8000000B8A2036D7CA37978F4.gif" xlink:type="simple" xlink:show="embed" xlink:actuate="onLoad" draw:mime-type="image/gif">
          <text:p/>
        </draw:image>
      </draw:frame>
      <presentation:notes style:page-layout-name="PM0">
        <draw:page-thumbnail presentation:style-name="Title_20__26__20_Bullets-title" draw:layer="backgroundobjects" svg:width="17.96cm" svg:height="9.524cm" svg:x="0.544cm" svg:y="1.93cm" presentation:class="page"/>
        <draw:frame presentation:style-name="Title_20__26__20_Bullets-notes" draw:layer="backgroundobjects" svg:width="15.239cm" svg:height="11.429cm" svg:x="1.905cm" svg:y="12.064cm" presentation:class="notes" presentation:placeholder="true">
          <draw:text-box/>
        </draw:frame>
        <draw:frame presentation:style-name="Mpr104" draw:text-style-name="MP43" draw:layer="backgroundobjects" svg:width="8.267cm" svg:height="1.269cm" svg:x="0cm" svg:y="0cm" presentation:class="header">
          <draw:text-box>
            <text:p text:style-name="MP42"><text:span text:style-name="MT1"><presentation:header/></text:span></text:p>
          </draw:text-box>
        </draw:frame>
        <draw:frame presentation:style-name="Mpr104" draw:text-style-name="MP45" draw:layer="backgroundobjects" svg:width="8.267cm" svg:height="1.269cm" svg:x="10.782cm" svg:y="0cm" presentation:class="date-time">
          <draw:text-box>
            <text:p text:style-name="MP44"><text:span text:style-name="MT1"><presentation:date-time/></text:span></text:p>
          </draw:text-box>
        </draw:frame>
        <draw:frame presentation:style-name="Mpr105" draw:text-style-name="MP43" draw:layer="backgroundobjects" svg:width="8.267cm" svg:height="1.269cm" svg:x="0cm" svg:y="24.13cm" presentation:class="footer">
          <draw:text-box>
            <text:p text:style-name="MP42"><text:span text:style-name="MT1"><presentation:footer/></text:span></text:p>
          </draw:text-box>
        </draw:frame>
        <draw:frame presentation:style-name="Mpr105" draw:text-style-name="MP45" draw:layer="backgroundobjects" svg:width="8.267cm" svg:height="1.269cm" svg:x="10.782cm" svg:y="24.13cm" presentation:class="page-number">
          <draw:text-box>
            <text:p text:style-name="MP4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Muon Cooling for a Neutrino Factory and Muon Collider</dc:title>
    <meta:initial-creator>Chris</meta:initial-creator>
    <meta:creation-date>2007-10-24T08:01:35</meta:creation-date>
    <dc:date>2024-05-23T17:43:52.433101544</dc:date>
    <meta:editing-cycles>3466</meta:editing-cycles>
    <meta:editing-duration>P29DT2H1M57S</meta:editing-duration>
    <meta:document-statistic meta:object-count="4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d7" style:rotation-align="none"/>
    </style:style>
    <style:style style:name="ce11" style:family="table-cell" style:parent-style-name="Default">
      <style:table-cell-properties fo:background-color="#ffffd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d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 style:rotation-align="none"/>
    </style:style>
    <style:style style:name="ce9" style:family="table-cell" style:parent-style-name="Default">
      <style:table-cell-properties fo:background-color="#dee6ef" style:rotation-align="none"/>
    </style:style>
    <style:style style:name="ce23" style:family="table-cell" style:parent-style-name="Default">
      <style:table-cell-properties fo:background-color="#ffdbb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d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bb6" style:rotation-align="none"/>
    </style:style>
    <style:style style:name="ce31" style:family="table-cell" style:parent-style-name="Default">
      <style:table-cell-properties fo:background-color="#dee6ef" style:rotation-align="none"/>
    </style:style>
    <style:style style:name="ce32" style:family="table-cell" style:parent-style-name="Default">
      <style:table-cell-properties fo:background-color="#ffffd7" style:rotation-align="none"/>
    </style:style>
    <style:style style:name="ce33" style:family="table-cell" style:parent-style-name="Default">
      <style:table-cell-properties fo:background-color="#ffffd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number-columns-repeated="2" table:default-cell-style-name="ce25"/>
        <table:table-column table:style-name="co2" table:default-cell-style-name="Default"/>
        <table:table-column table:style-name="co3" table:default-cell-style-name="ce25"/>
        <table:table-column table:style-name="co2" table:default-cell-style-name="ce25"/>
        <table:table-column table:style-name="co4" table:default-cell-style-name="ce25"/>
        <table:table-row table:style-name="ro1">
          <table:table-cell table:style-name="ce23" office:value-type="string" calcext:value-type="string">
            <text:p>Cooling Cell Parameters</text:p>
          </table:table-cell>
          <table:table-cell table:style-name="ce30" table:number-columns-repeated="6"/>
        </table:table-row>
        <table:table-row table:style-name="ro1">
          <table:table-cell table:style-name="ce24" office:value-type="string" calcext:value-type="string">
            <text:p>Beam Physics Parameters</text:p>
          </table:table-cell>
          <table:table-cell table:style-name="ce31" table:number-columns-repeated="2"/>
          <table:table-cell/>
          <table:table-cell table:style-name="ce24" office:value-type="string" calcext:value-type="string">
            <text:p>RF Cavity**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V/c</text:p>
          </table:table-cell>
          <table:table-cell table:style-name="ce26"/>
          <table:table-cell office:value-type="string" calcext:value-type="string">
            <text:p>RF Cell length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Twiss beta functio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m</text:p>
          </table:table-cell>
          <table:table-cell table:style-name="ce26"/>
          <table:table-cell office:value-type="string" calcext:value-type="string">
            <text:p>RF Gradient, E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V/m</text:p>
          </table:table-cell>
        </table:table-row>
        <table:table-row table:style-name="ro1">
          <table:table-cell office:value-type="string" calcext:value-type="string">
            <text:p>Dispersion in x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mm</text:p>
          </table:table-cell>
          <table:table-cell table:style-name="ce26"/>
          <table:table-cell office:value-type="string" calcext:value-type="string">
            <text:p>Iris radius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ispersion in y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m</text:p>
          </table:table-cell>
          <table:table-cell table:style-name="ce26"/>
          <table:table-cell office:value-type="string" calcext:value-type="string">
            <text:p>Number of RF cells</text:p>
          </table:table-cell>
          <table:table-cell office:value-type="float" office:value="3" calcext:value-type="float">
            <text:p>3</text:p>
          </table:table-cell>
          <table:table-cell table:style-name="ce32"/>
        </table:table-row>
        <table:table-row table:style-name="ro1">
          <table:table-cell office:value-type="string" calcext:value-type="string">
            <text:p>Beam pipe radius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mm</text:p>
          </table:table-cell>
          <table:table-cell table:style-name="ce26"/>
          <table:table-cell office:value-type="string" calcext:value-type="string">
            <text:p>Frequency, f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GHz</text:p>
          </table:table-cell>
        </table:table-row>
        <table:table-row table:style-name="ro1">
          <table:table-cell table:style-name="ce26" table:number-columns-repeated="4"/>
          <table:table-cell office:value-type="string" calcext:value-type="string">
            <text:p>Synchronous pha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table:style-name="ce24" office:value-type="string" calcext:value-type="string">
            <text:p>Design solenoid parameters*</text:p>
          </table:table-cell>
          <table:table-cell table:style-name="ce31" table:number-columns-repeated="2"/>
          <table:table-cell/>
          <table:table-cell office:value-type="string" calcext:value-type="string">
            <text:p>RF window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B0.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T</text:p>
          </table:table-cell>
          <table:table-cell/>
          <table:table-cell table:style-name="ce27"/>
          <table:table-cell table:style-name="Default" table:number-columns-repeated="2"/>
        </table:table-row>
        <table:table-row table:style-name="ro1">
          <table:table-cell office:value-type="string" calcext:value-type="string">
            <text:p>B0</text:p>
          </table:table-cell>
          <table:table-cell table:formula="of:=7/0.8" office:value-type="float" office:value="8.75" calcext:value-type="float">
            <text:p>8.75</text:p>
          </table:table-cell>
          <table:table-cell office:value-type="string" calcext:value-type="string">
            <text:p>T</text:p>
          </table:table-cell>
          <table:table-cell/>
          <table:table-cell table:style-name="ce24" office:value-type="string" calcext:value-type="string">
            <text:p>Wedge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table:formula="of:=1/0.8" office:value-type="float" office:value="1.25" calcext:value-type="float">
            <text:p>1.2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Lithium Hydride</text:p>
          </table:table-cell>
          <table:table-cell table:style-name="ce3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pening Ang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Cooling Cell length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hickne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B0 toleranc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ransverse offset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B1 toleranc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T</text:p>
          </table:table-cell>
          <table:table-cell/>
          <table:table-cell table:style-name="ce27"/>
          <table:table-cell table:style-name="Default" table:number-columns-repeated="2"/>
        </table:table-row>
        <table:table-row table:style-name="ro1">
          <table:table-cell office:value-type="string" calcext:value-type="string">
            <text:p>B0.5 toleranc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</text:p>
          </table:table-cell>
          <table:table-cell/>
          <table:table-cell table:style-name="ce24" office:value-type="string" calcext:value-type="string">
            <text:p>Dipole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B2 toleran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</text:p>
          </table:table-cell>
          <table:table-cell table:style-name="ce26"/>
          <table:table-cell office:value-type="string" calcext:value-type="string">
            <text:p>Leng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6" table:number-columns-repeated="4"/>
          <table:table-cell office:value-type="string" calcext:value-type="string">
            <text:p>Polarity</text:p>
          </table:table-cell>
          <table:table-cell office:value-type="string" calcext:value-type="string">
            <text:p>+--+</text:p>
          </table:table-cell>
          <table:table-cell table:style-name="ce32"/>
        </table:table-row>
        <table:table-row table:style-name="ro1">
          <table:table-cell table:style-name="ce24" office:value-type="string" calcext:value-type="string">
            <text:p>Simulated coil geometry</text:p>
          </table:table-cell>
          <table:table-cell table:style-name="ce31" table:number-columns-repeated="2"/>
          <table:table-cell/>
          <table:table-cell office:value-type="string" calcext:value-type="string">
            <text:p>Fiel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Inner radi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ipole z centre positi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Coil Leng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m</text:p>
          </table:table-cell>
          <table:table-cell/>
          <table:table-cell table:style-name="ce27"/>
          <table:table-cell table:style-name="Default" table:number-columns-repeated="2"/>
        </table:table-row>
        <table:table-row table:style-name="ro2">
          <table:table-cell office:value-type="string" calcext:value-type="string">
            <text:p>Coil radial thickness</text:p>
          </table:table-cell>
          <table:table-cell table:style-name="ce33" office:value-type="float" office:value="169.3" calcext:value-type="float">
            <text:p>169.3</text:p>
          </table:table-cell>
          <table:table-cell office:value-type="string" calcext:value-type="string">
            <text:p>mm</text:p>
          </table:table-cell>
          <table:table-cell/>
          <table:table-cell table:style-name="ce27"/>
          <table:table-cell table:style-name="Default" table:number-columns-repeated="2"/>
        </table:table-row>
        <table:table-row table:style-name="ro2">
          <table:table-cell office:value-type="string" calcext:value-type="string">
            <text:p>Coil z centre position</text:p>
          </table:table-cell>
          <table:table-cell table:style-name="ce33" office:value-type="float" office:value="100.7" calcext:value-type="float">
            <text:p>100.7</text:p>
          </table:table-cell>
          <table:table-cell office:value-type="string" calcext:value-type="string">
            <text:p>mm</text:p>
          </table:table-cell>
          <table:table-cell/>
          <table:table-cell table:style-name="ce27"/>
          <table:table-cell table:style-name="Default" table:number-columns-repeated="2"/>
        </table:table-row>
        <table:table-row table:style-name="ro1">
          <table:table-cell office:value-type="string" calcext:value-type="string">
            <text:p>Current Dens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/mm^2</text:p>
          </table:table-cell>
          <table:table-cell/>
          <table:table-cell table:style-name="ce27"/>
          <table:table-cell table:style-name="Default" table:number-columns-repeated="2"/>
        </table:table-row>
        <table:table-row table:style-name="ro1">
          <table:table-cell table:style-name="ce27"/>
          <table:table-cell table:style-name="Default" table:number-columns-repeated="2"/>
          <table:table-cell/>
          <table:table-cell table:style-name="ce27"/>
          <table:table-cell table:style-name="Default" table:number-columns-repeated="2"/>
        </table:table-row>
        <table:table-row table:style-name="ro1">
          <table:table-cell table:style-name="ce28" office:value-type="string" calcext:value-type="string">
            <text:p>*Solenoid field on axis defined by B = B0.5 sin( pi z/L) + B0 sin(2 pi z/L) + B1 sin(4 pi z/L) + B2 sin (6 pi z/L)</text:p>
          </table:table-cell>
          <table:table-cell table:style-name="Default" table:number-columns-repeated="2"/>
          <table:table-cell/>
          <table:table-cell table:style-name="ce27"/>
          <table:table-cell table:style-name="Default" table:number-columns-repeated="2"/>
        </table:table-row>
        <table:table-row table:style-name="ro1">
          <table:table-cell table:style-name="ce29" office:value-type="string" calcext:value-type="string">
            <text:p>** Field on axis in RF cavity defined by E = E0 sin(2 pi f t + phi); adjacent cavities have phi offset by 180 degrees</text:p>
          </table:table-cell>
          <table:table-cell table:style-name="Default" table:number-columns-repeated="2"/>
          <table:table-cell/>
          <table:table-cell table:style-name="ce27"/>
          <table:table-cell table:style-name="Default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